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470da7"/>
    </style:style>
    <style:style style:name="P4" style:family="paragraph" style:parent-style-name="Standard">
      <style:text-properties officeooo:rsid="001899ef" officeooo:paragraph-rsid="005443c1"/>
    </style:style>
    <style:style style:name="P5" style:family="paragraph" style:parent-style-name="Standard">
      <style:text-properties officeooo:rsid="001899ef" officeooo:paragraph-rsid="0055ba2c"/>
    </style:style>
    <style:style style:name="P6" style:family="paragraph" style:parent-style-name="Standard">
      <style:text-properties officeooo:rsid="001899ef" officeooo:paragraph-rsid="0059de98"/>
    </style:style>
    <style:style style:name="P7" style:family="paragraph" style:parent-style-name="Standard">
      <style:text-properties officeooo:rsid="001899ef" officeooo:paragraph-rsid="00659060"/>
    </style:style>
    <style:style style:name="P8" style:family="paragraph" style:parent-style-name="Standard">
      <style:text-properties officeooo:rsid="001899ef" officeooo:paragraph-rsid="0077322e"/>
    </style:style>
    <style:style style:name="P9" style:family="paragraph" style:parent-style-name="Standard">
      <style:text-properties officeooo:rsid="001899ef" officeooo:paragraph-rsid="007ad58a"/>
    </style:style>
    <style:style style:name="P10" style:family="paragraph" style:parent-style-name="Standard">
      <style:text-properties officeooo:rsid="001899ef" officeooo:paragraph-rsid="007f3e32"/>
    </style:style>
    <style:style style:name="P11" style:family="paragraph" style:parent-style-name="Standard">
      <style:text-properties officeooo:rsid="001899ef" officeooo:paragraph-rsid="008094d3"/>
    </style:style>
    <style:style style:name="P12" style:family="paragraph" style:parent-style-name="Standard">
      <style:text-properties officeooo:rsid="001899ef" officeooo:paragraph-rsid="00826a5b"/>
    </style:style>
    <style:style style:name="P13" style:family="paragraph" style:parent-style-name="Standard">
      <style:text-properties officeooo:rsid="001899ef" officeooo:paragraph-rsid="0086106f"/>
    </style:style>
    <style:style style:name="P14" style:family="paragraph" style:parent-style-name="Standard">
      <style:text-properties officeooo:rsid="001899ef" officeooo:paragraph-rsid="009458c9"/>
    </style:style>
    <style:style style:name="P15" style:family="paragraph" style:parent-style-name="Standard">
      <style:text-properties officeooo:rsid="00191234" officeooo:paragraph-rsid="00191234"/>
    </style:style>
    <style:style style:name="P16"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17"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18" style:family="paragraph" style:parent-style-name="Standard">
      <style:text-properties officeooo:paragraph-rsid="001e11c7"/>
    </style:style>
    <style:style style:name="P19" style:family="paragraph" style:parent-style-name="Standard">
      <style:text-properties officeooo:rsid="001fc6d3" officeooo:paragraph-rsid="003afb2f"/>
    </style:style>
    <style:style style:name="P20" style:family="paragraph" style:parent-style-name="Standard">
      <style:text-properties officeooo:rsid="001fc6d3" officeooo:paragraph-rsid="003c643c"/>
    </style:style>
    <style:style style:name="P21" style:family="paragraph" style:parent-style-name="Standard">
      <style:text-properties officeooo:rsid="001fc6d3" officeooo:paragraph-rsid="003cacab"/>
    </style:style>
    <style:style style:name="P22" style:family="paragraph" style:parent-style-name="Standard">
      <style:text-properties officeooo:rsid="001fc6d3" officeooo:paragraph-rsid="00401cf4"/>
    </style:style>
    <style:style style:name="P23" style:family="paragraph" style:parent-style-name="Standard">
      <style:text-properties officeooo:rsid="001fc6d3" officeooo:paragraph-rsid="00470da7"/>
    </style:style>
    <style:style style:name="P24" style:family="paragraph" style:parent-style-name="Standard">
      <style:text-properties officeooo:paragraph-rsid="00217ce7"/>
    </style:style>
    <style:style style:name="P25" style:family="paragraph" style:parent-style-name="Standard">
      <style:text-properties officeooo:rsid="0027144c" officeooo:paragraph-rsid="0027144c"/>
    </style:style>
    <style:style style:name="P26" style:family="paragraph" style:parent-style-name="Standard">
      <style:text-properties officeooo:rsid="0028b7e1" officeooo:paragraph-rsid="0028b7e1"/>
    </style:style>
    <style:style style:name="P27" style:family="paragraph" style:parent-style-name="Standard">
      <style:text-properties officeooo:rsid="0028b7e1" officeooo:paragraph-rsid="002cc877"/>
    </style:style>
    <style:style style:name="P28" style:family="paragraph" style:parent-style-name="Standard">
      <style:text-properties officeooo:rsid="002cc877" officeooo:paragraph-rsid="002cc877"/>
    </style:style>
    <style:style style:name="P29" style:family="paragraph" style:parent-style-name="Standard">
      <style:text-properties officeooo:rsid="002cd159" officeooo:paragraph-rsid="002cd159"/>
    </style:style>
    <style:style style:name="P30" style:family="paragraph" style:parent-style-name="Standard">
      <style:text-properties officeooo:rsid="0031b3f0" officeooo:paragraph-rsid="0031b3f0"/>
    </style:style>
    <style:style style:name="P31" style:family="paragraph" style:parent-style-name="Standard">
      <style:text-properties officeooo:paragraph-rsid="0031f303"/>
    </style:style>
    <style:style style:name="P32" style:family="paragraph" style:parent-style-name="Standard">
      <style:text-properties officeooo:paragraph-rsid="00321680"/>
    </style:style>
    <style:style style:name="P33" style:family="paragraph" style:parent-style-name="Standard">
      <style:text-properties officeooo:paragraph-rsid="0033865d"/>
    </style:style>
    <style:style style:name="P34" style:family="paragraph" style:parent-style-name="Standard">
      <style:text-properties officeooo:rsid="0033865d" officeooo:paragraph-rsid="0033865d"/>
    </style:style>
    <style:style style:name="P35" style:family="paragraph" style:parent-style-name="Standard">
      <style:text-properties officeooo:rsid="0033865d" officeooo:paragraph-rsid="003cacab"/>
    </style:style>
    <style:style style:name="P36" style:family="paragraph" style:parent-style-name="Standard">
      <style:text-properties officeooo:rsid="0033865d" officeooo:paragraph-rsid="00191234"/>
    </style:style>
    <style:style style:name="P37" style:family="paragraph" style:parent-style-name="Standard">
      <style:text-properties officeooo:rsid="0033865d" officeooo:paragraph-rsid="003ddb65"/>
    </style:style>
    <style:style style:name="P38" style:family="paragraph" style:parent-style-name="Standard">
      <style:text-properties officeooo:rsid="0033865d" officeooo:paragraph-rsid="00443792"/>
    </style:style>
    <style:style style:name="P39" style:family="paragraph" style:parent-style-name="Standard">
      <style:text-properties officeooo:rsid="0033865d" officeooo:paragraph-rsid="005092e5"/>
    </style:style>
    <style:style style:name="P40" style:family="paragraph" style:parent-style-name="Standard">
      <style:text-properties officeooo:rsid="0033865d" officeooo:paragraph-rsid="008f49c6"/>
    </style:style>
    <style:style style:name="P41" style:family="paragraph" style:parent-style-name="Standard">
      <style:text-properties officeooo:rsid="0031f303" officeooo:paragraph-rsid="0033865d"/>
    </style:style>
    <style:style style:name="P42" style:family="paragraph" style:parent-style-name="Standard">
      <style:text-properties officeooo:rsid="001ad27a" officeooo:paragraph-rsid="00217ce7"/>
    </style:style>
    <style:style style:name="P43" style:family="paragraph" style:parent-style-name="Standard">
      <style:text-properties officeooo:rsid="003ddb65" officeooo:paragraph-rsid="003ddb65"/>
    </style:style>
    <style:style style:name="P44" style:family="paragraph" style:parent-style-name="Standard">
      <style:text-properties officeooo:rsid="00409c0a" officeooo:paragraph-rsid="00409c0a"/>
    </style:style>
    <style:style style:name="P45" style:family="paragraph" style:parent-style-name="Standard">
      <style:text-properties officeooo:paragraph-rsid="00468292"/>
    </style:style>
    <style:style style:name="P46" style:family="paragraph" style:parent-style-name="Standard">
      <style:text-properties officeooo:paragraph-rsid="00470da7"/>
    </style:style>
    <style:style style:name="P47" style:family="paragraph" style:parent-style-name="Standard">
      <style:text-properties officeooo:paragraph-rsid="004d800e"/>
    </style:style>
    <style:style style:name="P48" style:family="paragraph" style:parent-style-name="Standard">
      <style:text-properties officeooo:paragraph-rsid="005092e5"/>
    </style:style>
    <style:style style:name="P49" style:family="paragraph" style:parent-style-name="Standard">
      <style:text-properties officeooo:rsid="00512493" officeooo:paragraph-rsid="00512493"/>
    </style:style>
    <style:style style:name="P50" style:family="paragraph" style:parent-style-name="Standard">
      <style:text-properties officeooo:rsid="0053972d" officeooo:paragraph-rsid="0053972d"/>
    </style:style>
    <style:style style:name="P51" style:family="paragraph" style:parent-style-name="Standard">
      <style:text-properties officeooo:rsid="0055ba2c" officeooo:paragraph-rsid="0055ba2c"/>
    </style:style>
    <style:style style:name="P52" style:family="paragraph" style:parent-style-name="Standard">
      <style:text-properties officeooo:rsid="0055ba2c" officeooo:paragraph-rsid="005782b9"/>
    </style:style>
    <style:style style:name="P53" style:family="paragraph" style:parent-style-name="Standard">
      <style:text-properties officeooo:rsid="0055ba2c" officeooo:paragraph-rsid="00585668"/>
    </style:style>
    <style:style style:name="P54" style:family="paragraph" style:parent-style-name="Standard">
      <style:text-properties officeooo:rsid="0055ba2c" officeooo:paragraph-rsid="0068ff0a"/>
    </style:style>
    <style:style style:name="P55" style:family="paragraph" style:parent-style-name="Standard">
      <style:text-properties officeooo:rsid="0055ba2c" officeooo:paragraph-rsid="00690de0"/>
    </style:style>
    <style:style style:name="P56" style:family="paragraph" style:parent-style-name="Standard">
      <style:text-properties officeooo:rsid="00585668" officeooo:paragraph-rsid="00585668"/>
    </style:style>
    <style:style style:name="P57" style:family="paragraph" style:parent-style-name="Standard">
      <style:text-properties officeooo:rsid="00585668" officeooo:paragraph-rsid="00588f6b"/>
    </style:style>
    <style:style style:name="P58" style:family="paragraph" style:parent-style-name="Standard">
      <style:text-properties officeooo:rsid="00588f6b" officeooo:paragraph-rsid="00593dea"/>
    </style:style>
    <style:style style:name="P59" style:family="paragraph" style:parent-style-name="Standard">
      <style:text-properties officeooo:rsid="0059de98" officeooo:paragraph-rsid="0059de98"/>
    </style:style>
    <style:style style:name="P60" style:family="paragraph" style:parent-style-name="Standard">
      <style:text-properties officeooo:rsid="005c2eb0" officeooo:paragraph-rsid="008d1fcb"/>
    </style:style>
    <style:style style:name="P61" style:family="paragraph" style:parent-style-name="Standard">
      <style:text-properties officeooo:rsid="005fcaa3" officeooo:paragraph-rsid="005fcaa3"/>
    </style:style>
    <style:style style:name="P62" style:family="paragraph" style:parent-style-name="Standard">
      <style:text-properties officeooo:rsid="005fcaa3" officeooo:paragraph-rsid="008b0f54"/>
    </style:style>
    <style:style style:name="P63" style:family="paragraph" style:parent-style-name="Standard">
      <style:text-properties officeooo:rsid="0067ae5c" officeooo:paragraph-rsid="0067ae5c"/>
    </style:style>
    <style:style style:name="P64" style:family="paragraph" style:parent-style-name="Standard">
      <style:text-properties officeooo:rsid="0067ae5c" officeooo:paragraph-rsid="0068ff0a"/>
    </style:style>
    <style:style style:name="P65" style:family="paragraph" style:parent-style-name="Standard">
      <style:text-properties officeooo:rsid="0067ae5c" officeooo:paragraph-rsid="007470b0"/>
    </style:style>
    <style:style style:name="P66" style:family="paragraph" style:parent-style-name="Standard">
      <style:text-properties officeooo:rsid="00689cfc" officeooo:paragraph-rsid="00689cfc"/>
    </style:style>
    <style:style style:name="P67" style:family="paragraph" style:parent-style-name="Standard">
      <style:text-properties officeooo:rsid="00689cfc" officeooo:paragraph-rsid="00759b8e"/>
    </style:style>
    <style:style style:name="P68" style:family="paragraph" style:parent-style-name="Standard">
      <style:text-properties style:font-name="Times New Roman" officeooo:rsid="0067ae5c" officeooo:paragraph-rsid="00689cfc"/>
    </style:style>
    <style:style style:name="P69" style:family="paragraph" style:parent-style-name="Standard">
      <style:text-properties style:font-name="Times New Roman" officeooo:rsid="00759b8e" officeooo:paragraph-rsid="00759b8e"/>
    </style:style>
    <style:style style:name="P70" style:family="paragraph" style:parent-style-name="Standard">
      <style:text-properties officeooo:rsid="00690de0" officeooo:paragraph-rsid="00690de0"/>
    </style:style>
    <style:style style:name="P71" style:family="paragraph" style:parent-style-name="Standard">
      <style:text-properties officeooo:rsid="00690de0" officeooo:paragraph-rsid="0074548c"/>
    </style:style>
    <style:style style:name="P72" style:family="paragraph" style:parent-style-name="Standard">
      <style:text-properties officeooo:rsid="006c19da" officeooo:paragraph-rsid="006c19da"/>
    </style:style>
    <style:style style:name="P73" style:family="paragraph" style:parent-style-name="Standard">
      <style:text-properties officeooo:rsid="006c19da" officeooo:paragraph-rsid="006d2b6f"/>
    </style:style>
    <style:style style:name="P74" style:family="paragraph" style:parent-style-name="Standard">
      <style:text-properties officeooo:rsid="006c19da" officeooo:paragraph-rsid="0076c1a1"/>
    </style:style>
    <style:style style:name="P75" style:family="paragraph" style:parent-style-name="Standard">
      <style:text-properties officeooo:paragraph-rsid="006d31f1"/>
    </style:style>
    <style:style style:name="P76" style:family="paragraph" style:parent-style-name="Standard">
      <style:text-properties officeooo:rsid="00759b8e" officeooo:paragraph-rsid="0076c1a1"/>
    </style:style>
    <style:style style:name="P77" style:family="paragraph" style:parent-style-name="Standard">
      <style:text-properties officeooo:rsid="0076c1a1" officeooo:paragraph-rsid="0076c1a1"/>
    </style:style>
    <style:style style:name="P78" style:family="paragraph" style:parent-style-name="Standard">
      <style:text-properties officeooo:rsid="0077322e" officeooo:paragraph-rsid="0077322e"/>
    </style:style>
    <style:style style:name="P79" style:family="paragraph" style:parent-style-name="Standard">
      <style:text-properties officeooo:rsid="007f3e32" officeooo:paragraph-rsid="007f3e32"/>
    </style:style>
    <style:style style:name="P80" style:family="paragraph" style:parent-style-name="Standard">
      <style:text-properties officeooo:rsid="0086106f" officeooo:paragraph-rsid="0086106f"/>
    </style:style>
    <style:style style:name="P81" style:family="paragraph" style:parent-style-name="Standard">
      <style:text-properties officeooo:rsid="00873ecd" officeooo:paragraph-rsid="00873ecd"/>
    </style:style>
    <style:style style:name="P82" style:family="paragraph" style:parent-style-name="Standard">
      <style:text-properties officeooo:paragraph-rsid="008e59e4"/>
    </style:style>
    <style:style style:name="P83" style:family="paragraph" style:parent-style-name="Standard">
      <style:text-properties officeooo:paragraph-rsid="008f49c6"/>
    </style:style>
    <style:style style:name="P84" style:family="paragraph" style:parent-style-name="Standard">
      <style:text-properties officeooo:rsid="008f49c6" officeooo:paragraph-rsid="008f49c6"/>
    </style:style>
    <style:style style:name="P85" style:family="paragraph" style:parent-style-name="Standard">
      <style:text-properties officeooo:rsid="008f49c6" officeooo:paragraph-rsid="008e59e4"/>
    </style:style>
    <style:style style:name="P86" style:family="paragraph" style:parent-style-name="Standard">
      <style:text-properties officeooo:rsid="009109b8" officeooo:paragraph-rsid="009109b8"/>
    </style:style>
    <style:style style:name="P87" style:family="paragraph" style:parent-style-name="Standard">
      <style:text-properties officeooo:rsid="009109b8" officeooo:paragraph-rsid="0092efe5"/>
    </style:style>
    <style:style style:name="P88" style:family="paragraph" style:parent-style-name="acode">
      <style:text-properties officeooo:paragraph-rsid="005092e5"/>
    </style:style>
    <style:style style:name="P89" style:family="paragraph" style:parent-style-name="acode">
      <style:text-properties officeooo:paragraph-rsid="008094d3"/>
    </style:style>
    <style:style style:name="P90" style:family="paragraph" style:parent-style-name="acode">
      <style:text-properties officeooo:paragraph-rsid="00873ecd"/>
    </style:style>
    <style:style style:name="P91" style:family="paragraph" style:parent-style-name="acode">
      <style:text-properties officeooo:paragraph-rsid="009109b8"/>
    </style:style>
    <style:style style:name="P92" style:family="paragraph" style:parent-style-name="acode">
      <style:text-properties officeooo:paragraph-rsid="009458c9"/>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Standard">
      <style:text-properties officeooo:rsid="006d31f1" officeooo:paragraph-rsid="006d31f1"/>
    </style:style>
    <style:style style:name="P96" style:family="paragraph" style:parent-style-name="Standard">
      <style:text-properties officeooo:rsid="0024a768" officeooo:paragraph-rsid="005092e5"/>
    </style:style>
    <style:style style:name="P97" style:family="paragraph" style:parent-style-name="Standard">
      <style:text-properties officeooo:rsid="001fc6d3" officeooo:paragraph-rsid="009cea6b"/>
    </style:style>
    <style:style style:name="P98" style:family="paragraph" style:parent-style-name="Standard">
      <style:text-properties officeooo:rsid="00593dea" officeooo:paragraph-rsid="00593dea"/>
    </style:style>
    <style:style style:name="P99" style:family="paragraph" style:parent-style-name="Standard">
      <style:text-properties officeooo:rsid="0055ba2c" officeooo:paragraph-rsid="007ad58a"/>
    </style:style>
    <style:style style:name="P100" style:family="paragraph" style:parent-style-name="Standard">
      <style:text-properties style:font-name="Courier 10 Pitch" officeooo:rsid="00689cfc" officeooo:paragraph-rsid="00689cfc"/>
    </style:style>
    <style:style style:name="P101" style:family="paragraph" style:parent-style-name="Standard">
      <style:text-properties style:font-name="Times New Roman" officeooo:rsid="00759b8e" officeooo:paragraph-rsid="00689cfc"/>
    </style:style>
    <style:style style:name="P102" style:family="paragraph" style:parent-style-name="Standard">
      <style:text-properties officeooo:rsid="0077322e" officeooo:paragraph-rsid="00659060"/>
    </style:style>
    <style:style style:name="P103" style:family="paragraph" style:parent-style-name="Standard">
      <style:text-properties officeooo:rsid="0092efe5" officeooo:paragraph-rsid="0092efe5"/>
    </style:style>
    <style:style style:name="P104" style:family="paragraph" style:parent-style-name="Standard">
      <style:text-properties officeooo:rsid="0092efe5" officeooo:paragraph-rsid="00a02490"/>
    </style:style>
    <style:style style:name="P105" style:family="paragraph" style:parent-style-name="Standard">
      <style:text-properties officeooo:rsid="0092efe5" officeooo:paragraph-rsid="00959650"/>
    </style:style>
    <style:style style:name="P106" style:family="paragraph" style:parent-style-name="Standard">
      <style:text-properties officeooo:rsid="009458c9" officeooo:paragraph-rsid="00a02490"/>
    </style:style>
    <style:style style:name="P107" style:family="paragraph" style:parent-style-name="Standard">
      <style:text-properties officeooo:rsid="009458c9" officeooo:paragraph-rsid="00a915cb"/>
    </style:style>
    <style:style style:name="P108" style:family="paragraph" style:parent-style-name="Standard">
      <style:text-properties officeooo:rsid="00959650" officeooo:paragraph-rsid="00959650"/>
    </style:style>
    <style:style style:name="P109" style:family="paragraph" style:parent-style-name="Standard">
      <style:text-properties officeooo:rsid="00959650" officeooo:paragraph-rsid="00a02490"/>
    </style:style>
    <style:style style:name="P110" style:family="paragraph" style:parent-style-name="Standard">
      <style:text-properties officeooo:rsid="00959650" officeooo:paragraph-rsid="00a3dd26"/>
    </style:style>
    <style:style style:name="P111" style:family="paragraph" style:parent-style-name="Standard">
      <style:text-properties officeooo:rsid="00959650" officeooo:paragraph-rsid="00aa0f16"/>
    </style:style>
    <style:style style:name="P112" style:family="paragraph" style:parent-style-name="Standard">
      <style:text-properties officeooo:rsid="00959650" officeooo:paragraph-rsid="00ac7d3b"/>
    </style:style>
    <style:style style:name="P113" style:family="paragraph" style:parent-style-name="Standard">
      <style:text-properties officeooo:rsid="0047489e" officeooo:paragraph-rsid="008f49c6"/>
    </style:style>
    <style:style style:name="P114" style:family="paragraph" style:parent-style-name="Standard">
      <style:text-properties officeooo:rsid="003cacab" officeooo:paragraph-rsid="003cacab"/>
    </style:style>
    <style:style style:name="P115" style:family="paragraph" style:parent-style-name="Standard">
      <style:text-properties officeooo:paragraph-rsid="0033865d"/>
    </style:style>
    <style:style style:name="P116" style:family="paragraph" style:parent-style-name="Standard">
      <style:text-properties officeooo:paragraph-rsid="00982cd7"/>
    </style:style>
    <style:style style:name="P117" style:family="paragraph" style:parent-style-name="Standard">
      <style:text-properties officeooo:rsid="00982cd7" officeooo:paragraph-rsid="00982cd7"/>
    </style:style>
    <style:style style:name="P118" style:family="paragraph" style:parent-style-name="Standard">
      <style:text-properties officeooo:rsid="00982cd7" officeooo:paragraph-rsid="00df7fbc"/>
    </style:style>
    <style:style style:name="P119" style:family="paragraph" style:parent-style-name="Standard">
      <style:text-properties officeooo:rsid="0020f904" officeooo:paragraph-rsid="00982cd7"/>
    </style:style>
    <style:style style:name="P120" style:family="paragraph" style:parent-style-name="Standard">
      <style:text-properties officeooo:rsid="0020f904" officeooo:paragraph-rsid="009a07c4"/>
    </style:style>
    <style:style style:name="P121" style:family="paragraph" style:parent-style-name="Standard">
      <style:text-properties officeooo:rsid="009a07c4" officeooo:paragraph-rsid="009a07c4"/>
    </style:style>
    <style:style style:name="P122" style:family="paragraph" style:parent-style-name="Standard">
      <style:text-properties officeooo:rsid="001899ef" officeooo:paragraph-rsid="009cea6b"/>
    </style:style>
    <style:style style:name="P123" style:family="paragraph" style:parent-style-name="Standard">
      <style:text-properties officeooo:rsid="001899ef" officeooo:paragraph-rsid="00659060"/>
    </style:style>
    <style:style style:name="P124" style:family="paragraph" style:parent-style-name="Standard">
      <style:text-properties officeooo:rsid="001899ef" officeooo:paragraph-rsid="00a6acca"/>
    </style:style>
    <style:style style:name="P125" style:family="paragraph" style:parent-style-name="Standard">
      <style:text-properties officeooo:rsid="001899ef" officeooo:paragraph-rsid="00a7e84c"/>
    </style:style>
    <style:style style:name="P126" style:family="paragraph" style:parent-style-name="Standard">
      <style:text-properties officeooo:rsid="001899ef" officeooo:paragraph-rsid="00aff9d6"/>
    </style:style>
    <style:style style:name="P127" style:family="paragraph" style:parent-style-name="Standard">
      <style:text-properties officeooo:rsid="001899ef" officeooo:paragraph-rsid="00b56c28"/>
    </style:style>
    <style:style style:name="P128" style:family="paragraph" style:parent-style-name="Standard">
      <style:text-properties officeooo:rsid="001899ef" officeooo:paragraph-rsid="00bb32f6"/>
    </style:style>
    <style:style style:name="P129" style:family="paragraph" style:parent-style-name="Standard">
      <style:text-properties officeooo:rsid="001899ef" officeooo:paragraph-rsid="00e36c79"/>
    </style:style>
    <style:style style:name="P130" style:family="paragraph" style:parent-style-name="Standard">
      <style:text-properties officeooo:rsid="001899ef" officeooo:paragraph-rsid="00ea273a"/>
    </style:style>
    <style:style style:name="P131" style:family="paragraph" style:parent-style-name="Standard">
      <style:text-properties officeooo:paragraph-rsid="009cea6b"/>
    </style:style>
    <style:style style:name="P132" style:family="paragraph" style:parent-style-name="Standard">
      <style:text-properties officeooo:rsid="0028b7e1" officeooo:paragraph-rsid="002cc877"/>
    </style:style>
    <style:style style:name="P133" style:family="paragraph" style:parent-style-name="Standard">
      <style:text-properties officeooo:rsid="0028b7e1" officeooo:paragraph-rsid="009cea6b"/>
    </style:style>
    <style:style style:name="P134" style:family="paragraph" style:parent-style-name="Standard">
      <style:text-properties officeooo:rsid="002cd159" officeooo:paragraph-rsid="002cd159"/>
    </style:style>
    <style:style style:name="P135" style:family="paragraph" style:parent-style-name="Standard">
      <style:text-properties officeooo:rsid="005c2eb0" officeooo:paragraph-rsid="009dd656"/>
    </style:style>
    <style:style style:name="P136" style:family="paragraph" style:parent-style-name="Standard">
      <style:text-properties officeooo:rsid="005c2eb0" officeooo:paragraph-rsid="00a6acca"/>
    </style:style>
    <style:style style:name="P137" style:family="paragraph" style:parent-style-name="Standard">
      <style:text-properties officeooo:paragraph-rsid="00a02490"/>
    </style:style>
    <style:style style:name="P138" style:family="paragraph" style:parent-style-name="Standard">
      <style:text-properties officeooo:rsid="00a02490" officeooo:paragraph-rsid="00a6acca"/>
    </style:style>
    <style:style style:name="P139" style:family="paragraph" style:parent-style-name="Standard">
      <style:text-properties officeooo:rsid="00a3dd26" officeooo:paragraph-rsid="00a3dd26"/>
    </style:style>
    <style:style style:name="P140" style:family="paragraph" style:parent-style-name="Standard">
      <style:text-properties officeooo:rsid="009109b8" officeooo:paragraph-rsid="0092efe5"/>
    </style:style>
    <style:style style:name="P141" style:family="paragraph" style:parent-style-name="Standard">
      <style:text-properties officeooo:rsid="00a6acca" officeooo:paragraph-rsid="00a6acca"/>
    </style:style>
    <style:style style:name="P142" style:family="paragraph" style:parent-style-name="Standard">
      <style:text-properties officeooo:rsid="00a6acca" officeooo:paragraph-rsid="00a7e84c"/>
    </style:style>
    <style:style style:name="P143" style:family="paragraph" style:parent-style-name="Standard">
      <style:text-properties officeooo:rsid="00a6acca" officeooo:paragraph-rsid="00b56c28"/>
    </style:style>
    <style:style style:name="P144" style:family="paragraph" style:parent-style-name="Standard">
      <style:text-properties officeooo:rsid="00a6acca" officeooo:paragraph-rsid="00bb32f6"/>
    </style:style>
    <style:style style:name="P145" style:family="paragraph" style:parent-style-name="Standard">
      <style:text-properties officeooo:rsid="00a6acca" officeooo:paragraph-rsid="00bb8990"/>
    </style:style>
    <style:style style:name="P146" style:family="paragraph" style:parent-style-name="Standard">
      <style:text-properties officeooo:rsid="00a6acca" officeooo:paragraph-rsid="00ea273a"/>
    </style:style>
    <style:style style:name="P147" style:family="paragraph" style:parent-style-name="Standard">
      <style:text-properties officeooo:rsid="00a87f52" officeooo:paragraph-rsid="00a87f52"/>
    </style:style>
    <style:style style:name="P148" style:family="paragraph" style:parent-style-name="Standard">
      <style:text-properties officeooo:rsid="00a915cb" officeooo:paragraph-rsid="00aa0f16"/>
    </style:style>
    <style:style style:name="P149" style:family="paragraph" style:parent-style-name="Standard">
      <style:text-properties officeooo:rsid="00aa0f16" officeooo:paragraph-rsid="00aa0f16"/>
    </style:style>
    <style:style style:name="P150" style:family="paragraph" style:parent-style-name="Standard">
      <style:text-properties officeooo:rsid="00ac7d3b" officeooo:paragraph-rsid="00ac7d3b"/>
    </style:style>
    <style:style style:name="P151" style:family="paragraph" style:parent-style-name="Standard">
      <style:text-properties officeooo:rsid="00acf848" officeooo:paragraph-rsid="00acf848"/>
    </style:style>
    <style:style style:name="P152" style:family="paragraph" style:parent-style-name="Standard">
      <style:text-properties officeooo:rsid="00acf848" officeooo:paragraph-rsid="00aff9d6"/>
    </style:style>
    <style:style style:name="P153" style:family="paragraph" style:parent-style-name="Standard">
      <style:text-properties officeooo:rsid="00acf848" officeooo:paragraph-rsid="00b074ad"/>
    </style:style>
    <style:style style:name="P154" style:family="paragraph" style:parent-style-name="Standard">
      <style:text-properties officeooo:rsid="00acf848" officeooo:paragraph-rsid="00b56c28"/>
    </style:style>
    <style:style style:name="P155" style:family="paragraph" style:parent-style-name="Standard">
      <style:text-properties officeooo:rsid="00acf848" officeooo:paragraph-rsid="00b72175"/>
    </style:style>
    <style:style style:name="P156" style:family="paragraph" style:parent-style-name="Standard">
      <style:text-properties officeooo:rsid="00acf848" officeooo:paragraph-rsid="00b78ad5"/>
    </style:style>
    <style:style style:name="P157" style:family="paragraph" style:parent-style-name="Standard">
      <style:text-properties officeooo:rsid="00acf848" officeooo:paragraph-rsid="00bab64f"/>
    </style:style>
    <style:style style:name="P158" style:family="paragraph" style:parent-style-name="Standard">
      <style:text-properties officeooo:rsid="00acf848" officeooo:paragraph-rsid="00bac3cf"/>
    </style:style>
    <style:style style:name="P159" style:family="paragraph" style:parent-style-name="Standard">
      <style:text-properties officeooo:rsid="00acf848" officeooo:paragraph-rsid="00bad1a5"/>
    </style:style>
    <style:style style:name="P160" style:family="paragraph" style:parent-style-name="Standard">
      <style:text-properties officeooo:rsid="00acf848" officeooo:paragraph-rsid="00bb32f6"/>
    </style:style>
    <style:style style:name="P161" style:family="paragraph" style:parent-style-name="Standard">
      <style:text-properties officeooo:rsid="00acf848" officeooo:paragraph-rsid="00bb8990"/>
    </style:style>
    <style:style style:name="P162" style:family="paragraph" style:parent-style-name="Standard">
      <style:text-properties officeooo:rsid="00acf848" officeooo:paragraph-rsid="00c5e5f3"/>
    </style:style>
    <style:style style:name="P163" style:family="paragraph" style:parent-style-name="Standard">
      <style:text-properties officeooo:rsid="00acf848" officeooo:paragraph-rsid="00caf815"/>
    </style:style>
    <style:style style:name="P164" style:family="paragraph" style:parent-style-name="Standard">
      <style:text-properties officeooo:rsid="00acf848" officeooo:paragraph-rsid="00d73e7d"/>
    </style:style>
    <style:style style:name="P165" style:family="paragraph" style:parent-style-name="Standard">
      <style:text-properties officeooo:rsid="00acf848" officeooo:paragraph-rsid="00d83a2d"/>
    </style:style>
    <style:style style:name="P166" style:family="paragraph" style:parent-style-name="Standard">
      <style:text-properties officeooo:rsid="00acf848" officeooo:paragraph-rsid="00e36c79"/>
    </style:style>
    <style:style style:name="P167" style:family="paragraph" style:parent-style-name="Standard">
      <style:text-properties style:font-name="Courier 10 Pitch" officeooo:rsid="00acf848" officeooo:paragraph-rsid="00acf848"/>
    </style:style>
    <style:style style:name="P168" style:family="paragraph" style:parent-style-name="Standard">
      <style:text-properties style:font-name="Courier 10 Pitch" officeooo:rsid="00acf848" officeooo:paragraph-rsid="00b72175"/>
    </style:style>
    <style:style style:name="P169" style:family="paragraph" style:parent-style-name="Standard">
      <style:text-properties style:font-name="Courier 10 Pitch" fo:font-weight="bold" officeooo:rsid="00acf848" officeooo:paragraph-rsid="00acf848" style:font-weight-asian="bold" style:font-weight-complex="bold"/>
    </style:style>
    <style:style style:name="P170" style:family="paragraph" style:parent-style-name="Standard">
      <style:text-properties officeooo:rsid="00b2a518" officeooo:paragraph-rsid="00b2a518"/>
    </style:style>
    <style:style style:name="P171" style:family="paragraph" style:parent-style-name="Standard">
      <style:text-properties officeooo:rsid="00b44155" officeooo:paragraph-rsid="00b44155"/>
    </style:style>
    <style:style style:name="P172" style:family="paragraph" style:parent-style-name="Standard">
      <style:text-properties officeooo:rsid="00b72175" officeooo:paragraph-rsid="00b72175"/>
    </style:style>
    <style:style style:name="P173" style:family="paragraph" style:parent-style-name="Standard">
      <style:text-properties fo:font-weight="bold" officeooo:rsid="00acf848" officeooo:paragraph-rsid="00aff9d6" style:font-weight-asian="bold" style:font-weight-complex="bold"/>
    </style:style>
    <style:style style:name="P174" style:family="paragraph" style:parent-style-name="Standard">
      <style:text-properties officeooo:rsid="00b8f417" officeooo:paragraph-rsid="00b8f417"/>
    </style:style>
    <style:style style:name="P175" style:family="paragraph" style:parent-style-name="Standard">
      <style:text-properties officeooo:rsid="00b8f417" officeooo:paragraph-rsid="00b9b708"/>
    </style:style>
    <style:style style:name="P176" style:family="paragraph" style:parent-style-name="Standard">
      <style:text-properties officeooo:rsid="00b9b708" officeooo:paragraph-rsid="00b9b708"/>
    </style:style>
    <style:style style:name="P177" style:family="paragraph" style:parent-style-name="Standard">
      <style:text-properties officeooo:rsid="00bab64f" officeooo:paragraph-rsid="00bad1a5"/>
    </style:style>
    <style:style style:name="P178" style:family="paragraph" style:parent-style-name="Standard">
      <style:text-properties officeooo:rsid="00bab64f" officeooo:paragraph-rsid="00bb32f6"/>
    </style:style>
    <style:style style:name="P179" style:family="paragraph" style:parent-style-name="Standard">
      <style:text-properties officeooo:rsid="00bab64f" officeooo:paragraph-rsid="00bb8990"/>
    </style:style>
    <style:style style:name="P180" style:family="paragraph" style:parent-style-name="Standard">
      <style:text-properties officeooo:rsid="00bab64f" officeooo:paragraph-rsid="00d83a2d"/>
    </style:style>
    <style:style style:name="P181" style:family="paragraph" style:parent-style-name="Standard">
      <style:text-properties officeooo:rsid="00bab64f" officeooo:paragraph-rsid="00dc9531"/>
    </style:style>
    <style:style style:name="P182" style:family="paragraph" style:parent-style-name="Standard">
      <style:text-properties officeooo:rsid="00bab64f" officeooo:paragraph-rsid="00ddaeb2"/>
    </style:style>
    <style:style style:name="P183" style:family="paragraph" style:parent-style-name="Standard">
      <style:text-properties officeooo:rsid="00c0d9a1" officeooo:paragraph-rsid="00c0d9a1"/>
    </style:style>
    <style:style style:name="P184" style:family="paragraph" style:parent-style-name="Standard">
      <style:text-properties officeooo:rsid="00c888e8" officeooo:paragraph-rsid="00c888e8"/>
    </style:style>
    <style:style style:name="P185"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86" style:family="paragraph" style:parent-style-name="Standard">
      <style:paragraph-properties fo:line-height="100%" fo:text-align="start" style:justify-single-word="false"/>
      <style:text-properties officeooo:paragraph-rsid="00cc5414"/>
    </style:style>
    <style:style style:name="P187"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88" style:family="paragraph" style:parent-style-name="Standard">
      <style:text-properties officeooo:rsid="00ce2db8" officeooo:paragraph-rsid="00ce2db8"/>
    </style:style>
    <style:style style:name="P189" style:family="paragraph" style:parent-style-name="Standard">
      <style:text-properties officeooo:rsid="00cf185c" officeooo:paragraph-rsid="00cf185c"/>
    </style:style>
    <style:style style:name="P190" style:family="paragraph" style:parent-style-name="Standard">
      <style:text-properties officeooo:rsid="00873ecd" officeooo:paragraph-rsid="00873ecd"/>
    </style:style>
    <style:style style:name="P191" style:family="paragraph" style:parent-style-name="Standard">
      <style:text-properties officeooo:rsid="00d0f7c3" officeooo:paragraph-rsid="00d0f7c3"/>
    </style:style>
    <style:style style:name="P192" style:family="paragraph" style:parent-style-name="Standard">
      <style:text-properties officeooo:rsid="00d8c438" officeooo:paragraph-rsid="00d8c438"/>
    </style:style>
    <style:style style:name="P193" style:family="paragraph" style:parent-style-name="Standard">
      <style:text-properties officeooo:rsid="0086106f" officeooo:paragraph-rsid="00d97f96"/>
    </style:style>
    <style:style style:name="P194" style:family="paragraph" style:parent-style-name="Standard">
      <style:text-properties officeooo:rsid="00dad31f" officeooo:paragraph-rsid="00dc9531"/>
    </style:style>
    <style:style style:name="P195" style:family="paragraph" style:parent-style-name="Standard">
      <style:text-properties officeooo:rsid="00dc9531" officeooo:paragraph-rsid="00ddaeb2"/>
    </style:style>
    <style:style style:name="P196" style:family="paragraph" style:parent-style-name="Standard">
      <style:text-properties officeooo:rsid="00ddaeb2" officeooo:paragraph-rsid="00ddaeb2"/>
    </style:style>
    <style:style style:name="P197" style:family="paragraph" style:parent-style-name="Standard">
      <style:text-properties officeooo:rsid="00df7fbc" officeooo:paragraph-rsid="00df7fbc"/>
    </style:style>
    <style:style style:name="P198" style:family="paragraph" style:parent-style-name="Standard">
      <style:text-properties officeooo:rsid="00e1bbd3" officeooo:paragraph-rsid="00e1bbd3"/>
    </style:style>
    <style:style style:name="P199" style:family="paragraph" style:parent-style-name="Standard">
      <style:text-properties officeooo:rsid="00e36c79" officeooo:paragraph-rsid="00e36c79"/>
    </style:style>
    <style:style style:name="P200" style:family="paragraph" style:parent-style-name="Standard">
      <style:text-properties officeooo:paragraph-rsid="00e6a2f6"/>
    </style:style>
    <style:style style:name="P201" style:family="paragraph" style:parent-style-name="Standard">
      <style:text-properties officeooo:rsid="00e90d97" officeooo:paragraph-rsid="00e90d97"/>
    </style:style>
    <style:style style:name="P202" style:family="paragraph" style:parent-style-name="Standard">
      <style:text-properties officeooo:rsid="00ea273a" officeooo:paragraph-rsid="00ea273a"/>
    </style:style>
    <style:style style:name="P203" style:family="paragraph" style:parent-style-name="Heading_20_1">
      <style:text-properties officeooo:rsid="0039b88d" officeooo:paragraph-rsid="0039b88d"/>
    </style:style>
    <style:style style:name="P204" style:family="paragraph" style:parent-style-name="Heading_20_1">
      <style:text-properties officeooo:rsid="0033865d" officeooo:paragraph-rsid="003ddb65"/>
    </style:style>
    <style:style style:name="P205" style:family="paragraph" style:parent-style-name="Heading_20_1">
      <style:text-properties officeooo:rsid="003cacab"/>
    </style:style>
    <style:style style:name="P206" style:family="paragraph" style:parent-style-name="Heading_20_3">
      <style:text-properties officeooo:paragraph-rsid="008f49c6"/>
    </style:style>
    <style:style style:name="P207" style:family="paragraph" style:parent-style-name="Heading_20_2">
      <style:text-properties officeooo:paragraph-rsid="005092e5"/>
    </style:style>
    <style:style style:name="P208" style:family="paragraph" style:parent-style-name="Heading_20_2">
      <style:text-properties officeooo:paragraph-rsid="004d800e"/>
    </style:style>
    <style:style style:name="P209" style:family="paragraph" style:parent-style-name="Heading_20_2">
      <style:text-properties officeooo:rsid="004d800e" officeooo:paragraph-rsid="004d800e"/>
    </style:style>
    <style:style style:name="P210" style:family="paragraph" style:parent-style-name="Heading_20_2">
      <style:text-properties officeooo:paragraph-rsid="003afb2f"/>
    </style:style>
    <style:style style:name="P211" style:family="paragraph" style:parent-style-name="Heading_20_2">
      <style:text-properties officeooo:paragraph-rsid="003c643c"/>
    </style:style>
    <style:style style:name="P212" style:family="paragraph" style:parent-style-name="Heading_20_2">
      <style:text-properties officeooo:paragraph-rsid="003cacab"/>
    </style:style>
    <style:style style:name="P213" style:family="paragraph" style:parent-style-name="Heading_20_2">
      <style:text-properties officeooo:paragraph-rsid="00401cf4"/>
    </style:style>
    <style:style style:name="P214" style:family="paragraph" style:parent-style-name="Heading_20_2">
      <style:text-properties officeooo:rsid="00401cf4" officeooo:paragraph-rsid="00401cf4"/>
    </style:style>
    <style:style style:name="P215" style:family="paragraph" style:parent-style-name="Heading_20_2">
      <style:text-properties officeooo:paragraph-rsid="00982cd7"/>
    </style:style>
    <style:style style:name="P216" style:family="paragraph" style:parent-style-name="acode">
      <style:text-properties officeooo:rsid="00191234" officeooo:paragraph-rsid="005092e5"/>
    </style:style>
    <style:style style:name="P217" style:family="paragraph" style:parent-style-name="acode">
      <style:text-properties style:font-name="Courier 10 Pitch"/>
    </style:style>
    <style:style style:name="P218" style:family="paragraph" style:parent-style-name="acode">
      <style:text-properties style:font-name="Courier 10 Pitch" officeooo:rsid="0061cbea"/>
    </style:style>
    <style:style style:name="P219" style:family="paragraph" style:parent-style-name="acode">
      <style:text-properties style:font-name="Courier 10 Pitch" officeooo:rsid="00673c23"/>
    </style:style>
    <style:style style:name="P220" style:family="paragraph" style:parent-style-name="acode">
      <style:text-properties officeooo:rsid="0077322e" officeooo:paragraph-rsid="0077322e"/>
    </style:style>
    <style:style style:name="P221" style:family="paragraph" style:parent-style-name="acode">
      <style:text-properties officeooo:rsid="008094d3" officeooo:paragraph-rsid="008094d3"/>
    </style:style>
    <style:style style:name="P222" style:family="paragraph" style:parent-style-name="acode">
      <style:text-properties officeooo:rsid="00873ecd" officeooo:paragraph-rsid="00873ecd"/>
    </style:style>
    <style:style style:name="P223" style:family="paragraph" style:parent-style-name="acode">
      <style:text-properties officeooo:rsid="009109b8" officeooo:paragraph-rsid="009109b8"/>
    </style:style>
    <style:style style:name="P224" style:family="paragraph" style:parent-style-name="acode">
      <style:text-properties officeooo:rsid="00959650" officeooo:paragraph-rsid="00959650"/>
    </style:style>
    <style:style style:name="P225" style:family="paragraph" style:parent-style-name="acode">
      <style:text-properties officeooo:rsid="00959650" officeooo:paragraph-rsid="00a3dd26"/>
    </style:style>
    <style:style style:name="P226" style:family="paragraph" style:parent-style-name="acode">
      <style:text-properties officeooo:paragraph-rsid="009f20d4"/>
    </style:style>
    <style:style style:name="P227" style:family="paragraph" style:parent-style-name="acode">
      <style:text-properties officeooo:paragraph-rsid="009109b8"/>
    </style:style>
    <style:style style:name="P228" style:family="paragraph" style:parent-style-name="acode">
      <style:text-properties officeooo:paragraph-rsid="00959650"/>
    </style:style>
    <style:style style:name="P229" style:family="paragraph" style:parent-style-name="acode">
      <style:text-properties officeooo:rsid="00a02490" officeooo:paragraph-rsid="00a02490"/>
    </style:style>
    <style:style style:name="P230" style:family="paragraph" style:parent-style-name="acode">
      <style:text-properties officeooo:rsid="00a3dd26" officeooo:paragraph-rsid="00a6acca"/>
    </style:style>
    <style:style style:name="P231" style:family="paragraph" style:parent-style-name="acode">
      <style:text-properties officeooo:rsid="00a7e84c" officeooo:paragraph-rsid="00a7e84c"/>
    </style:style>
    <style:style style:name="P232" style:family="paragraph" style:parent-style-name="acode">
      <style:text-properties officeooo:rsid="00a7e84c" officeooo:paragraph-rsid="00acf848"/>
    </style:style>
    <style:style style:name="P233" style:family="paragraph" style:parent-style-name="acode">
      <style:text-properties officeooo:paragraph-rsid="00a87f52"/>
    </style:style>
    <style:style style:name="P234" style:family="paragraph" style:parent-style-name="acode">
      <style:text-properties officeooo:paragraph-rsid="00acf848"/>
    </style:style>
    <style:style style:name="P235" style:family="paragraph" style:parent-style-name="acode">
      <style:text-properties officeooo:paragraph-rsid="00b074ad"/>
    </style:style>
    <style:style style:name="P236" style:family="paragraph" style:parent-style-name="acode">
      <style:text-properties officeooo:rsid="00b2a518" officeooo:paragraph-rsid="00b2a518"/>
    </style:style>
    <style:style style:name="P237" style:family="paragraph" style:parent-style-name="acode">
      <style:text-properties officeooo:rsid="00b2a518" officeooo:paragraph-rsid="00c229f0"/>
    </style:style>
    <style:style style:name="P238" style:family="paragraph" style:parent-style-name="acode">
      <style:text-properties officeooo:rsid="001899ef" officeooo:paragraph-rsid="00bad1a5"/>
    </style:style>
    <style:style style:name="P239" style:family="paragraph" style:parent-style-name="acode">
      <style:text-properties officeooo:rsid="001899ef" officeooo:paragraph-rsid="00bb8990"/>
    </style:style>
    <style:style style:name="P240" style:family="paragraph" style:parent-style-name="acode">
      <style:text-properties officeooo:rsid="00bb32f6" officeooo:paragraph-rsid="00bb32f6"/>
    </style:style>
    <style:style style:name="P241" style:family="paragraph" style:parent-style-name="acode">
      <style:text-properties officeooo:rsid="00bb32f6" officeooo:paragraph-rsid="00d83a2d"/>
    </style:style>
    <style:style style:name="P242" style:family="paragraph" style:parent-style-name="acode">
      <style:text-properties officeooo:rsid="00bab64f" officeooo:paragraph-rsid="00bb8990"/>
    </style:style>
    <style:style style:name="P243" style:family="paragraph" style:parent-style-name="acode">
      <style:text-properties officeooo:rsid="00bab64f" officeooo:paragraph-rsid="00dc9531"/>
    </style:style>
    <style:style style:name="P244" style:family="paragraph" style:parent-style-name="acode">
      <style:text-properties officeooo:rsid="00bb8990" officeooo:paragraph-rsid="00bb8990"/>
    </style:style>
    <style:style style:name="P245" style:family="paragraph" style:parent-style-name="acode">
      <style:text-properties officeooo:paragraph-rsid="00bb8990"/>
    </style:style>
    <style:style style:name="P246" style:family="paragraph" style:parent-style-name="acode">
      <style:text-properties officeooo:paragraph-rsid="00bd74be"/>
    </style:style>
    <style:style style:name="P247" style:family="paragraph" style:parent-style-name="acode">
      <style:text-properties officeooo:paragraph-rsid="00bf16f8"/>
    </style:style>
    <style:style style:name="P248" style:family="paragraph" style:parent-style-name="acode">
      <style:text-properties officeooo:rsid="00bf3431" officeooo:paragraph-rsid="00bf3431"/>
    </style:style>
    <style:style style:name="P249" style:family="paragraph" style:parent-style-name="acode">
      <style:text-properties officeooo:rsid="00dc9531" officeooo:paragraph-rsid="00dc9531"/>
    </style:style>
    <style:style style:name="P250" style:family="paragraph" style:parent-style-name="acode">
      <style:text-properties officeooo:rsid="00e2759a" officeooo:paragraph-rsid="00e2759a"/>
    </style:style>
    <style:style style:name="P251" style:family="paragraph" style:parent-style-name="acode">
      <style:text-properties officeooo:rsid="00e5e529" officeooo:paragraph-rsid="00e5e529"/>
    </style:style>
    <style:style style:name="P252" style:family="paragraph" style:parent-style-name="Table_20_Contents">
      <style:text-properties officeooo:rsid="00c5e5f3" officeooo:paragraph-rsid="00c5e5f3"/>
    </style:style>
    <style:style style:name="P253" style:family="paragraph" style:parent-style-name="Table_20_Contents">
      <style:text-properties fo:font-weight="bold" officeooo:rsid="00c73f39" officeooo:paragraph-rsid="00c73f39" style:font-weight-asian="bold" style:font-weight-complex="bold"/>
    </style:style>
    <style:style style:name="P254" style:family="paragraph" style:parent-style-name="Table_20_Contents">
      <style:text-properties officeooo:rsid="00c73f39" officeooo:paragraph-rsid="00c73f39"/>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172e2"/>
    </style:style>
    <style:style style:name="T19" style:family="text">
      <style:text-properties officeooo:rsid="00443792"/>
    </style:style>
    <style:style style:name="T20" style:family="text">
      <style:text-properties officeooo:rsid="0047489e"/>
    </style:style>
    <style:style style:name="T21" style:family="text">
      <style:text-properties officeooo:rsid="004912a2"/>
    </style:style>
    <style:style style:name="T22" style:family="text">
      <style:text-properties officeooo:rsid="004bac82"/>
    </style:style>
    <style:style style:name="T23" style:family="text">
      <style:text-properties officeooo:rsid="005191d4"/>
    </style:style>
    <style:style style:name="T24" style:family="text">
      <style:text-properties officeooo:rsid="0051928e"/>
    </style:style>
    <style:style style:name="T25" style:family="text">
      <style:text-properties style:font-name="Courier 10 Pitch"/>
    </style:style>
    <style:style style:name="T26" style:family="text">
      <style:text-properties style:font-name="Courier 10 Pitch" officeooo:rsid="0047489e"/>
    </style:style>
    <style:style style:name="T27" style:family="text">
      <style:text-properties style:font-name="Courier 10 Pitch" officeooo:rsid="005443c1"/>
    </style:style>
    <style:style style:name="T28" style:family="text">
      <style:text-properties style:font-name="Courier 10 Pitch" officeooo:rsid="0055ba2c"/>
    </style:style>
    <style:style style:name="T29" style:family="text">
      <style:text-properties style:font-name="Courier 10 Pitch" officeooo:rsid="00572595"/>
    </style:style>
    <style:style style:name="T30" style:family="text">
      <style:text-properties style:font-name="Courier 10 Pitch" officeooo:rsid="005782b9"/>
    </style:style>
    <style:style style:name="T31" style:family="text">
      <style:text-properties style:font-name="Courier 10 Pitch" officeooo:rsid="00588f6b"/>
    </style:style>
    <style:style style:name="T32" style:family="text">
      <style:text-properties style:font-name="Courier 10 Pitch" fo:font-style="italic" style:font-style-asian="italic" style:font-style-complex="italic"/>
    </style:style>
    <style:style style:name="T33" style:family="text">
      <style:text-properties style:font-name="Courier 10 Pitch" fo:font-style="italic" officeooo:rsid="0086106f" style:font-style-asian="italic" style:font-style-complex="italic"/>
    </style:style>
    <style:style style:name="T34" style:family="text">
      <style:text-properties style:font-name="Courier 10 Pitch" officeooo:rsid="005c2eb0"/>
    </style:style>
    <style:style style:name="T35" style:family="text">
      <style:text-properties style:font-name="Courier 10 Pitch" officeooo:rsid="005ec9b7"/>
    </style:style>
    <style:style style:name="T36" style:family="text">
      <style:text-properties style:font-name="Courier 10 Pitch" officeooo:rsid="001899ef"/>
    </style:style>
    <style:style style:name="T37" style:family="text">
      <style:text-properties style:font-name="Courier 10 Pitch" officeooo:rsid="0060a751"/>
    </style:style>
    <style:style style:name="T38" style:family="text">
      <style:text-properties style:font-name="Courier 10 Pitch" officeooo:rsid="0061cbea"/>
    </style:style>
    <style:style style:name="T39" style:family="text">
      <style:text-properties style:font-name="Courier 10 Pitch" officeooo:rsid="00690de0"/>
    </style:style>
    <style:style style:name="T40" style:family="text">
      <style:text-properties style:font-name="Courier 10 Pitch" officeooo:rsid="006d2b6f"/>
    </style:style>
    <style:style style:name="T41" style:family="text">
      <style:text-properties style:font-name="Courier 10 Pitch" officeooo:rsid="007470b0"/>
    </style:style>
    <style:style style:name="T42" style:family="text">
      <style:text-properties style:font-name="Courier 10 Pitch" officeooo:rsid="00759b8e"/>
    </style:style>
    <style:style style:name="T43" style:family="text">
      <style:text-properties style:font-name="Courier 10 Pitch" officeooo:rsid="0076c1a1"/>
    </style:style>
    <style:style style:name="T44" style:family="text">
      <style:text-properties style:font-name="Courier 10 Pitch" officeooo:rsid="007bad4b"/>
    </style:style>
    <style:style style:name="T45" style:family="text">
      <style:text-properties style:font-name="Courier 10 Pitch" officeooo:rsid="008094d3"/>
    </style:style>
    <style:style style:name="T46" style:family="text">
      <style:text-properties style:font-name="Courier 10 Pitch" officeooo:rsid="00873ecd"/>
    </style:style>
    <style:style style:name="T47" style:family="text">
      <style:text-properties style:font-name="Courier 10 Pitch" officeooo:rsid="008d1fcb"/>
    </style:style>
    <style:style style:name="T48" style:family="text">
      <style:text-properties style:font-name="Courier 10 Pitch" officeooo:rsid="009109b8"/>
    </style:style>
    <style:style style:name="T49" style:family="text">
      <style:text-properties officeooo:rsid="005443c1"/>
    </style:style>
    <style:style style:name="T50" style:family="text">
      <style:text-properties officeooo:rsid="0055ba2c"/>
    </style:style>
    <style:style style:name="T51" style:family="text">
      <style:text-properties officeooo:rsid="00572595"/>
    </style:style>
    <style:style style:name="T52" style:family="text">
      <style:text-properties officeooo:rsid="005782b9"/>
    </style:style>
    <style:style style:name="T53" style:family="text">
      <style:text-properties officeooo:rsid="00588f6b"/>
    </style:style>
    <style:style style:name="T54" style:family="text">
      <style:text-properties officeooo:rsid="00593dea"/>
    </style:style>
    <style:style style:name="T55" style:family="text">
      <style:text-properties fo:font-style="italic" style:font-style-asian="italic" style:font-style-complex="italic"/>
    </style:style>
    <style:style style:name="T56" style:family="text">
      <style:text-properties fo:font-style="italic" officeooo:rsid="005ec9b7" style:font-style-asian="italic" style:font-style-complex="italic"/>
    </style:style>
    <style:style style:name="T57" style:family="text">
      <style:text-properties fo:font-style="italic" officeooo:rsid="007f3e32" style:font-style-asian="italic" style:font-style-complex="italic"/>
    </style:style>
    <style:style style:name="T58" style:family="text">
      <style:text-properties fo:font-style="italic" officeooo:rsid="0086106f" style:font-style-asian="italic" style:font-style-complex="italic"/>
    </style:style>
    <style:style style:name="T59" style:family="text">
      <style:text-properties officeooo:rsid="005ec9b7"/>
    </style:style>
    <style:style style:name="T60" style:family="text">
      <style:text-properties style:font-name="Times New Roman" officeooo:rsid="005c2eb0"/>
    </style:style>
    <style:style style:name="T61" style:family="text">
      <style:text-properties style:font-name="Times New Roman" officeooo:rsid="0060a751"/>
    </style:style>
    <style:style style:name="T62" style:family="text">
      <style:text-properties style:font-name="Times New Roman" officeooo:rsid="0077322e"/>
    </style:style>
    <style:style style:name="T63" style:family="text">
      <style:text-properties style:font-name="Times New Roman" officeooo:rsid="0077bb80"/>
    </style:style>
    <style:style style:name="T64" style:family="text">
      <style:text-properties style:font-name="Times New Roman" officeooo:rsid="008b0f54"/>
    </style:style>
    <style:style style:name="T65" style:family="text">
      <style:text-properties style:font-name="Times New Roman" officeooo:rsid="0098166c"/>
    </style:style>
    <style:style style:name="T66" style:family="text">
      <style:text-properties style:font-name="Times New Roman" officeooo:rsid="00d97f96"/>
    </style:style>
    <style:style style:name="T67" style:family="text">
      <style:text-properties officeooo:rsid="00689cfc"/>
    </style:style>
    <style:style style:name="T68" style:family="text">
      <style:text-properties officeooo:rsid="0068ff0a"/>
    </style:style>
    <style:style style:name="T69" style:family="text">
      <style:text-properties officeooo:rsid="00690de0"/>
    </style:style>
    <style:style style:name="T70" style:family="text">
      <style:text-properties officeooo:rsid="006ad0c5"/>
    </style:style>
    <style:style style:name="T71" style:family="text">
      <style:text-properties officeooo:rsid="006d2b6f"/>
    </style:style>
    <style:style style:name="T72" style:family="text">
      <style:text-properties officeooo:rsid="006d31f1"/>
    </style:style>
    <style:style style:name="T73" style:family="text">
      <style:text-properties officeooo:rsid="006fd860"/>
    </style:style>
    <style:style style:name="T74" style:family="text">
      <style:text-properties officeooo:rsid="007470b0"/>
    </style:style>
    <style:style style:name="T75" style:family="text">
      <style:text-properties officeooo:rsid="00759b8e"/>
    </style:style>
    <style:style style:name="T76" style:family="text">
      <style:text-properties officeooo:rsid="0076c1a1"/>
    </style:style>
    <style:style style:name="T77" style:family="text">
      <style:text-properties officeooo:rsid="0077bb80"/>
    </style:style>
    <style:style style:name="T78" style:family="text">
      <style:text-properties officeooo:rsid="007a8f89"/>
    </style:style>
    <style:style style:name="T79" style:family="text">
      <style:text-properties officeooo:rsid="007bad4b"/>
    </style:style>
    <style:style style:name="T80" style:family="text">
      <style:text-properties officeooo:rsid="008094d3"/>
    </style:style>
    <style:style style:name="T81" style:family="text">
      <style:text-properties officeooo:rsid="00846239"/>
    </style:style>
    <style:style style:name="T82" style:family="text">
      <style:text-properties officeooo:rsid="00873ecd"/>
    </style:style>
    <style:style style:name="T83" style:family="text">
      <style:text-properties officeooo:rsid="0088bb07"/>
    </style:style>
    <style:style style:name="T84" style:family="text">
      <style:text-properties officeooo:rsid="008c8bc8"/>
    </style:style>
    <style:style style:name="T85" style:family="text">
      <style:text-properties officeooo:rsid="008d1fcb"/>
    </style:style>
    <style:style style:name="T86" style:family="text">
      <style:text-properties officeooo:rsid="008e59e4"/>
    </style:style>
    <style:style style:name="T87" style:family="text">
      <style:text-properties officeooo:rsid="008f49c6"/>
    </style:style>
    <style:style style:name="T88" style:family="text">
      <style:text-properties officeooo:rsid="009109b8"/>
    </style:style>
    <style:style style:name="T89" style:family="text">
      <style:text-properties officeooo:rsid="009458c9"/>
    </style:style>
    <style:style style:name="T90" style:family="text">
      <style:text-properties officeooo:rsid="00959650"/>
    </style:style>
    <style:style style:name="T91" style:family="text">
      <style:text-properties officeooo:rsid="0098166c"/>
    </style:style>
    <style:style style:name="T92" style:family="text">
      <style:text-properties officeooo:rsid="009beda4"/>
    </style:style>
    <style:style style:name="T93" style:family="text">
      <style:text-properties officeooo:rsid="009cea6b"/>
    </style:style>
    <style:style style:name="T94" style:family="text">
      <style:text-properties style:font-name="Courier 10 Pitch"/>
    </style:style>
    <style:style style:name="T95" style:family="text">
      <style:text-properties style:font-name="Courier 10 Pitch" officeooo:rsid="00a4f2d4"/>
    </style:style>
    <style:style style:name="T96" style:family="text">
      <style:text-properties style:font-name="Courier 10 Pitch" officeooo:rsid="00a87f52"/>
    </style:style>
    <style:style style:name="T97" style:family="text">
      <style:text-properties style:font-name="Courier 10 Pitch" officeooo:rsid="00aff9d6"/>
    </style:style>
    <style:style style:name="T98" style:family="text">
      <style:text-properties style:font-name="Courier 10 Pitch" officeooo:rsid="00b9b708"/>
    </style:style>
    <style:style style:name="T99" style:family="text">
      <style:text-properties style:font-name="Courier 10 Pitch" officeooo:rsid="00b56c28"/>
    </style:style>
    <style:style style:name="T100" style:family="text">
      <style:text-properties style:font-name="Courier 10 Pitch" officeooo:rsid="00bab64f"/>
    </style:style>
    <style:style style:name="T101" style:family="text">
      <style:text-properties style:font-name="Courier 10 Pitch" officeooo:rsid="00bad1a5"/>
    </style:style>
    <style:style style:name="T102" style:family="text">
      <style:text-properties style:font-name="Courier 10 Pitch" officeooo:rsid="00c57f84"/>
    </style:style>
    <style:style style:name="T103" style:family="text">
      <style:text-properties style:font-name="Courier 10 Pitch" officeooo:rsid="00d12d8b"/>
    </style:style>
    <style:style style:name="T104" style:family="text">
      <style:text-properties style:font-name="Courier 10 Pitch" officeooo:rsid="00d53040"/>
    </style:style>
    <style:style style:name="T105" style:family="text">
      <style:text-properties style:font-name="Courier 10 Pitch" officeooo:rsid="00d73e7d"/>
    </style:style>
    <style:style style:name="T106" style:family="text">
      <style:text-properties style:font-name="Courier 10 Pitch" officeooo:rsid="00d950b8"/>
    </style:style>
    <style:style style:name="T107" style:family="text">
      <style:text-properties style:font-name="Courier 10 Pitch" officeooo:rsid="00873ecd"/>
    </style:style>
    <style:style style:name="T108" style:family="text">
      <style:text-properties style:font-name="Courier 10 Pitch" officeooo:rsid="00ddaeb2"/>
    </style:style>
    <style:style style:name="T109" style:family="text">
      <style:text-properties style:font-name="Courier 10 Pitch" officeooo:rsid="00e6a2f6"/>
    </style:style>
    <style:style style:name="T110" style:family="text">
      <style:text-properties style:font-name="Courier 10 Pitch" officeooo:rsid="00ea273a"/>
    </style:style>
    <style:style style:name="T111" style:family="text">
      <style:text-properties officeooo:rsid="0027144c"/>
    </style:style>
    <style:style style:name="T112" style:family="text">
      <style:text-properties officeooo:rsid="009dd656"/>
    </style:style>
    <style:style style:name="T113" style:family="text">
      <style:text-properties officeooo:rsid="009f20d4"/>
    </style:style>
    <style:style style:name="T114" style:family="text">
      <style:text-properties officeooo:rsid="00a02490"/>
    </style:style>
    <style:style style:name="T115" style:family="text">
      <style:text-properties officeooo:rsid="00a1e3bf"/>
    </style:style>
    <style:style style:name="T116" style:family="text">
      <style:text-properties officeooo:rsid="00a4f2d4"/>
    </style:style>
    <style:style style:name="T117" style:family="text">
      <style:text-properties officeooo:rsid="00a87f52"/>
    </style:style>
    <style:style style:name="T118" style:family="text">
      <style:text-properties officeooo:rsid="00a915cb"/>
    </style:style>
    <style:style style:name="T119" style:family="text">
      <style:text-properties officeooo:rsid="00aa0f16"/>
    </style:style>
    <style:style style:name="T120" style:family="text">
      <style:text-properties officeooo:rsid="00ac7d3b"/>
    </style:style>
    <style:style style:name="T121" style:family="text">
      <style:text-properties officeooo:rsid="00acf848"/>
    </style:style>
    <style:style style:name="T122" style:family="text">
      <style:text-properties officeooo:rsid="00ae58b9"/>
    </style:style>
    <style:style style:name="T123" style:family="text">
      <style:text-properties officeooo:rsid="00aff9d6"/>
    </style:style>
    <style:style style:name="T124" style:family="text">
      <style:text-properties officeooo:rsid="00b43031"/>
    </style:style>
    <style:style style:name="T125" style:family="text">
      <style:text-properties officeooo:rsid="00b56c28"/>
    </style:style>
    <style:style style:name="T126" style:family="text">
      <style:text-properties officeooo:rsid="00b72175"/>
    </style:style>
    <style:style style:name="T127" style:family="text">
      <style:text-properties fo:font-weight="bold" style:font-weight-asian="bold" style:font-weight-complex="bold"/>
    </style:style>
    <style:style style:name="T128" style:family="text">
      <style:text-properties officeooo:rsid="00b7659c"/>
    </style:style>
    <style:style style:name="T129" style:family="text">
      <style:text-properties officeooo:rsid="00b9b708"/>
    </style:style>
    <style:style style:name="T130" style:family="text">
      <style:text-properties officeooo:rsid="00bac3cf"/>
    </style:style>
    <style:style style:name="T131" style:family="text">
      <style:text-properties officeooo:rsid="00bad1a5"/>
    </style:style>
    <style:style style:name="T132" style:family="text">
      <style:text-properties officeooo:rsid="00bb8990"/>
    </style:style>
    <style:style style:name="T133" style:family="text">
      <style:text-properties officeooo:rsid="00bd74be"/>
    </style:style>
    <style:style style:name="T134" style:family="text">
      <style:text-properties officeooo:rsid="00c0d9a1"/>
    </style:style>
    <style:style style:name="T135" style:family="text">
      <style:text-properties officeooo:rsid="00c1024a"/>
    </style:style>
    <style:style style:name="T136" style:family="text">
      <style:text-properties officeooo:rsid="00c229f0"/>
    </style:style>
    <style:style style:name="T137" style:family="text">
      <style:text-properties officeooo:rsid="00c3be46"/>
    </style:style>
    <style:style style:name="T138" style:family="text">
      <style:text-properties officeooo:rsid="00c57f84"/>
    </style:style>
    <style:style style:name="T139" style:family="text">
      <style:text-properties officeooo:rsid="00c97241"/>
    </style:style>
    <style:style style:name="T140" style:family="text">
      <style:text-properties officeooo:rsid="00ca7eec"/>
    </style:style>
    <style:style style:name="T141" style:family="text">
      <style:text-properties officeooo:rsid="00caf815"/>
    </style:style>
    <style:style style:name="T142" style:family="text">
      <style:text-properties style:text-underline-style="solid" style:text-underline-width="auto" style:text-underline-color="font-color" officeooo:rsid="00c57f84"/>
    </style:style>
    <style:style style:name="T143" style:family="text">
      <style:text-properties fo:color="#00b050" style:font-name="Times New Roman1" fo:font-size="12pt" fo:font-weight="normal" fo:background-color="transparent" loext:char-shading-value="0" style:font-name-asian="Times New Roman1" style:font-name-complex="Times New Roman1"/>
    </style:style>
    <style:style style:name="T144" style:family="text">
      <style:text-properties officeooo:rsid="00ccd62c"/>
    </style:style>
    <style:style style:name="T145" style:family="text">
      <style:text-properties officeooo:rsid="00cf185c"/>
    </style:style>
    <style:style style:name="T146" style:family="text">
      <style:text-properties officeooo:rsid="00d12d8b"/>
    </style:style>
    <style:style style:name="T147" style:family="text">
      <style:text-properties officeooo:rsid="00d53040"/>
    </style:style>
    <style:style style:name="T148" style:family="text">
      <style:text-properties officeooo:rsid="00d73e7d"/>
    </style:style>
    <style:style style:name="T149" style:family="text">
      <style:text-properties officeooo:rsid="00d83a2d"/>
    </style:style>
    <style:style style:name="T150" style:family="text">
      <style:text-properties officeooo:rsid="00d950b8"/>
    </style:style>
    <style:style style:name="T151" style:family="text">
      <style:text-properties officeooo:rsid="00dbe688"/>
    </style:style>
    <style:style style:name="T152" style:family="text">
      <style:text-properties officeooo:rsid="00ddaeb2"/>
    </style:style>
    <style:style style:name="T153" style:family="text">
      <style:text-properties officeooo:rsid="00df7fbc"/>
    </style:style>
    <style:style style:name="T154" style:family="text">
      <style:text-properties officeooo:rsid="00e0541c"/>
    </style:style>
    <style:style style:name="T155" style:family="text">
      <style:text-properties officeooo:rsid="00e207ed"/>
    </style:style>
    <style:style style:name="T156" style:family="text">
      <style:text-properties officeooo:rsid="00e2759a"/>
    </style:style>
    <style:style style:name="T157" style:family="text">
      <style:text-properties officeooo:rsid="00e36c79"/>
    </style:style>
    <style:style style:name="T158" style:family="text">
      <style:text-properties officeooo:rsid="00e5e529"/>
    </style:style>
    <style:style style:name="T159" style:family="text">
      <style:text-properties officeooo:rsid="00e6a2f6"/>
    </style:style>
    <style:style style:name="T160" style:family="text">
      <style:text-properties officeooo:rsid="00e90d97"/>
    </style:style>
    <style:style style:name="T161" style:family="text">
      <style:text-properties officeooo:rsid="00ea273a"/>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8">Learning Rails Through </text:span>TDD</text:p>
      <text:p text:style-name="P17">Minitest for Rails</text:p>
      <text:p text:style-name="P16"/>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634_941404247" text:style-name="Index_20_Link" text:visited-style-name="Index_20_Link">INTRO<text:tab/>1</text:a></text:p>
          <text:p text:style-name="P94"><text:a xlink:type="simple" xlink:href="#__RefHeading__110_1634002742" text:style-name="Index_20_Link" text:visited-style-name="Index_20_Link">Testing Rails Projects<text:tab/>1</text:a></text:p>
          <text:p text:style-name="P94"><text:a xlink:type="simple" xlink:href="#__RefHeading__112_1634002742" text:style-name="Index_20_Link" text:visited-style-name="Index_20_Link">MiniTest Testing For Ruby On Rails<text:tab/>3</text:a></text:p>
          <text:p text:style-name="P93"><text:a xlink:type="simple" xlink:href="#__RefHeading__636_941404247" text:style-name="Index_20_Link" text:visited-style-name="Index_20_Link">Let's play with existing tests<text:tab/>3</text:a></text:p>
          <text:p text:style-name="P94"><text:a xlink:type="simple" xlink:href="#__RefHeading__114_1634002742" text:style-name="Index_20_Link" text:visited-style-name="Index_20_Link">User Model Testing<text:tab/>4</text:a></text:p>
          <text:p text:style-name="P94"><text:a xlink:type="simple" xlink:href="#__RefHeading__638_941404247" text:style-name="Index_20_Link" text:visited-style-name="Index_20_Link">User Controller Testing<text:tab/>7</text:a></text:p>
          <text:p text:style-name="P94"><text:a xlink:type="simple" xlink:href="#__RefHeading__640_941404247" text:style-name="Index_20_Link" text:visited-style-name="Index_20_Link">Has_many Model Testing - Books<text:tab/>7</text:a></text:p>
          <text:p text:style-name="P94"><text:a xlink:type="simple" xlink:href="#__RefHeading__642_941404247" text:style-name="Index_20_Link" text:visited-style-name="Index_20_Link">Has_many Controller Testing - Books<text:tab/>7</text:a></text:p>
          <text:p text:style-name="P94"><text:a xlink:type="simple" xlink:href="#__RefHeading__644_941404247" text:style-name="Index_20_Link" text:visited-style-name="Index_20_Link">Model Testing For Other CrowdPublish.TV tables/scaffolds?<text:tab/>7</text:a></text:p>
          <text:p text:style-name="P94"><text:a xlink:type="simple" xlink:href="#__RefHeading__646_941404247" text:style-name="Index_20_Link" text:visited-style-name="Index_20_Link">Controller Testing For Other CrowdPublish.TV tables/scaffolds?<text:tab/>8</text:a></text:p>
          <text:p text:style-name="P94"><text:a xlink:type="simple" xlink:href="#__RefHeading__648_941404247" text:style-name="Index_20_Link" text:visited-style-name="Index_20_Link">What Tests Is CrowdPublish.TV missing?<text:tab/>8</text:a></text:p>
          <text:p text:style-name="P93"><text:a xlink:type="simple" xlink:href="#__RefHeading__650_941404247" text:style-name="Index_20_Link" text:visited-style-name="Index_20_Link">Let's get something useful going &amp; use TDD<text:tab/>8</text:a></text:p>
          <text:p text:style-name="P94"><text:a xlink:type="simple" xlink:href="#__RefHeading__652_941404247" text:style-name="Index_20_Link" text:visited-style-name="Index_20_Link">GitHub<text:tab/>8</text:a></text:p>
          <text:p text:style-name="P94"><text:a xlink:type="simple" xlink:href="#__RefHeading__654_941404247" text:style-name="Index_20_Link" text:visited-style-name="Index_20_Link">Low-Hanging Fruit<text:tab/>8</text:a></text:p>
          <text:p text:style-name="P93"><text:a xlink:type="simple" xlink:href="#__RefHeading__656_941404247" text:style-name="Index_20_Link" text:visited-style-name="Index_20_Link">Fixtures<text:tab/>8</text:a></text:p>
          <text:p text:style-name="P93"><text:a xlink:type="simple" xlink:href="#__RefHeading__658_941404247" text:style-name="Index_20_Link" text:visited-style-name="Index_20_Link">Now for theory – models, controllers<text:tab/>8</text:a></text:p>
          <text:p text:style-name="P93"><text:a xlink:type="simple" xlink:href="#__RefHeading__660_941404247" text:style-name="Index_20_Link" text:visited-style-name="Index_20_Link">Integration Testing<text:tab/>8</text:a></text:p>
          <text:p text:style-name="P93"><text:a xlink:type="simple" xlink:href="#__RefHeading__662_941404247" text:style-name="Index_20_Link" text:visited-style-name="Index_20_Link"><text:tab/>8</text:a></text:p>
          <text:p text:style-name="P93"><text:a xlink:type="simple" xlink:href="#__RefHeading__664_941404247" text:style-name="Index_20_Link" text:visited-style-name="Index_20_Link">Look at the code to understand what Ruby is doing when you run a test<text:tab/>9</text:a></text:p>
        </text:index-body>
      </text:table-of-content>
      <text:p text:style-name="P15"/>
      <text:p text:style-name="P36"/>
      <text:h text:style-name="P203" text:outline-level="1"><text:bookmark-start text:name="__RefHeading__634_941404247"/>INTRO<text:bookmark-end text:name="__RefHeading__634_941404247"/></text:h>
      <text:p text:style-name="P117">When I started learning Ruby on Rails, I had an extensive technical background (a Ph.D. in industrial systems engineering from Arizona State – which has a very rigorous program compared to other universities I've dealt with) and had been coding off and on since my dad had a TRS-80 in the late 1970's. But I didn't have much experience in web development. <text:s/></text:p>
      <text:p text:style-name="P117"/>
      <text:p text:style-name="P117">I found lots of great resources online and in books to help me learn how to work with the Model-View-Controller structure and the syntax. But 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17"/>
      <text:p text:style-name="P118">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53">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19"/>
      <text:p text:style-name="P120">We're assuming you're already familiar with GitHub, Heroku, Rails, Ruby, where code goes in the MVC structure, <text:span text:style-name="T92">how to generate Rails scaffolding,</text:span> and at least one of the databases that are compatible with running a local rails server <text:span text:style-name="T92">(postgresql or sqlite)</text:span>. <text:span text:style-name="T91">Or at least that you'll get yourself familiar with these through the many many excellent online resources already out there that you can find with a web search. </text:span></text:p>
      <text:p text:style-name="P120"/>
      <text:p text:style-name="P120"><text:span text:style-name="T91">We recommend</text:span> <text:span text:style-name="T19">browsing</text:span> through Michael Hartl's tutorial – http://railstutorial.org/book – or something similar. If you haven't yet, please do so now. It will take you only a few months. <text:span text:style-name="T72">D: Of course, you don't have to go through the Hartl railstutorial before working through this tutorial. But if you do decide to spend the time on Hartl's excellent tutorial</text:span>, be sure to compare the steps in the <text:span text:style-name="T72">rails</text:span>tutorial to the code in http://github.com/CrowdPublishTV. The first draft of CrowdPublish.TV was created by working through Hartl's tutorial and substituting things like has_many books for has_many microposts.</text:p>
      <text:p text:style-name="P120"/>
      <text:p text:style-name="P121"><text:span text:style-name="T72">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92">You should also be able to figure out how to query a local database to see what data is in it.</text:span></text:p>
      <text:p text:style-name="P116"/>
      <text:h text:style-name="P215" text:outline-level="2"><text:bookmark-start text:name="__RefHeading__110_1634002742"/>T<text:span text:style-name="T12">esting</text:span> R<text:span text:style-name="T12">ails</text:span> P<text:span text:style-name="T12">rojects</text:span><text:bookmark-end text:name="__RefHeading__110_1634002742"/></text:h>
      <text:p text:style-name="P122">A lot of Rails tutorials show you lame tests. It makes you think that testing is ridiculously superfluous, <text:s/>leaving you wonder why anyone would do such a thing. <text:span text:style-name="T19">So we'll start by showing you tests that test a real app.</text:span></text:p>
      <text:p text:style-name="P131"/>
      <text:p text:style-name="P122">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33">T<text:span text:style-name="T144">est </text:span>D<text:span text:style-name="T144">riven </text:span>D<text:span text:style-name="T144">evelopment</text:span>. This is something you hear ad nauseum at Ruby meetups. <text:span text:style-name="T122">It's the lie of the community. Everyone throws the letters TDD around, but don't have anything to say about it. If it's that important, why don't I see more resources devoted to the craft of TDD.</text:span></text:p>
      <text:p text:style-name="P33"/>
      <text:p text:style-name="P186"><text:span text:style-name="T143">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span></text:p>
      <text:p text:style-name="P185"/>
      <text:p text:style-name="P187">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85"/>
      <text:p text:style-name="P187">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85"/>
      <text:p text:style-name="P187">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85"/>
      <text:p text:style-name="P41">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32"/>
      <text:p text:style-name="P34">But with testing, you have no clue where to begin. You look at the test scaffolding, but you have no idea what it is doing. It doesn't generate any <text:span text:style-name="T93">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1"/>
      <text:p text:style-name="P31">Of course, you didn't do TDD with your kludgy prototype, so now you have to add in tests to make sure your app doesn't break as it gets more complex. </text:p>
      <text:p text:style-name="Standard"/>
      <text:p text:style-name="Standard"><text:span text:style-name="T92">If you're</text:span> already <text:span text:style-name="T92">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207"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75">The default <text:span text:style-name="T72">testing</text:span> <text:span text:style-name="T72">capability</text:span> that comes with Rails versions 3.0+ is called minitest. <text:span text:style-name="T72">Since MiniTest comes with Rails, you don't have to add a gem to use it, unlike other test frameworks.</text:span></text:p>
      <text:p text:style-name="P75"/>
      <text:p text:style-name="P95">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24"/>
      <text:p text:style-name="P42">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72">does</text:span>n't <text:span text:style-name="T72">result in cool pages you can</text:span> show off to your husband. (Did we forget to tell you we're also assuming you're a married woman, like the founder of CrowdPublish.TV?)</text:p>
      <text:p text:style-name="P18"/>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73">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1">or see certain pages</text:span>. </text:p>
      <text:p text:style-name="Standard"/>
      <text:p text:style-name="P96">In the next chapter, we'll start looking at some test code that already exists within a project. Code for that project can be browsed at http://github.com/CrowdPublishTV. </text:p>
      <text:p text:style-name="P39"/>
      <text:p text:style-name="P70">This tutorial book gets a bit overexplainy at times. <text:span text:style-name="T93">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39"/>
      <text:h text:style-name="Heading_20_1" text:outline-level="1"><text:bookmark-start text:name="__RefHeading__636_941404247"/>Let's play with existing tests<text:bookmark-end text:name="__RefHeading__636_941404247"/></text:h>
      <text:p text:style-name="P38"><text:span text:style-name="T15">T</text:span>o get something going, feel like we're accomplishing something.</text:p>
      <text:p text:style-name="P35">I'm pragmatic. I knew this even before the Pragmatic Programmer series was invented. So let's accomplish something besides learn<text:span text:style-name="T11">ing</text:span> theory</text:p>
      <text:p text:style-name="P35"><text:span text:style-name="T9">Rewrite existing tests, compare to existing</text:span></text:p>
      <text:p text:style-name="P47"/>
      <text:h text:style-name="P209" text:outline-level="2">Before We Start</text:h>
      <text:p text:style-name="P97">Let's play with CrowdPublish.TV's code. Go to http://github.com/crowdpublishtv/crowdpublishtv. Fork the repository and clone to your local machine. <text:span text:style-name="T4">Instructions for doing so can be found at https://help.github.com/articles/fork-a-repo. </text:span></text:p>
      <text:p text:style-name="P97"/>
      <text:p text:style-name="P97">To be able to run tests, you'll need to do a few things with the CrowdPublish.TV code you cloned from your GitHub repository. <text:span text:style-name="T111">Take a look at the README file in the root directory. There are some instructions for how to set up the code so that a Rails server won't crash when you start it. We'll go into more details about those instructions here. </text:span></text:p>
      <text:p text:style-name="P25"/>
      <text:p text:style-name="P26"><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26"/>
      <text:p text:style-name="P26"><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27"/>
      <text:p text:style-name="P27"><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27"/>
      <text:p text:style-name="P28">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28"/>
      <text:p text:style-name="P26"><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26"/>
      <text:p text:style-name="P26"><text:span text:style-name="T7">3. Take a look at</text:span> app/views/layouts/application.html.erb. Make sure </text:p>
      <text:p text:style-name="acode"><text:s text:c="2"/>&lt;%= tag :meta, :name=&gt;"stripe-key", :content=&gt;STRIPE_PUBLIC_KEY %&gt; </text:p>
      <text:p text:style-name="P29"/>
      <text:p text:style-name="P29">Is not commented out. You probably won't be using any stripe features, <text:span text:style-name="T8">so this value is likely not very important to you</text:span>.</text:p>
      <text:p text:style-name="P26"/>
      <text:p text:style-name="P26">ENV variables are for heroku. Therefore the last commit before pushing to heroku must have those variables set. The non-ENV variables use the initializer files, which are for use on local machines. </text:p>
      <text:p text:style-name="P26"/>
      <text:p text:style-name="P26">* config/initializers/fakekeys.rb: </text:p>
      <text:p text:style-name="P26">Create this file DO NOT CHANGE THE NAME (note that it is listed in .gitignore) &amp; paste the following into it:</text:p>
      <text:p text:style-name="P26"/>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26">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26"/>
      <text:p text:style-name="P26">*config/database.yml</text:p>
      <text:p text:style-name="P26">Create this file DO NOT CHANGE THE NAME (note that it is listed in .gitignore) &amp; paste the following into it:</text:p>
      <text:p text:style-name="P26"/>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33">Then at the command line type </text:p>
      <text:p text:style-name="acode"><text:span text:style-name="T93">&gt; </text:span>bundle install </text:p>
      <text:p text:style-name="P133"/>
      <text:p text:style-name="P133">Then type </text:p>
      <text:p text:style-name="acode"><text:span text:style-name="T93">&gt; </text:span>rake db:migrate</text:p>
      <text:p text:style-name="acode"/>
      <text:p text:style-name="P49">Great! Now you should be able to run <text:span text:style-name="T25">rails s</text:span>, open http://localhost:3000 in your browser, and the home page for CrowdPublish.TV should work. <text:span text:style-name="T23">Isn't it beautiful!</text:span></text:p>
      <text:p text:style-name="P49"/>
      <text:h text:style-name="P209" text:outline-level="2">Where In The World Do We Start</text:h>
      <text:p text:style-name="P58">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54">task</text:span> and more of a <text:span text:style-name="T54">process of following the logic. </text:span></text:p>
      <text:p text:style-name="P58"/>
      <text:p text:style-name="P98">And there's no need to memorize the logic or syntax. That's what google is for. Instead, you'll get much better at knowing what to google and why. Stackoverflow.com is your friend.</text:p>
      <text:p text:style-name="P50"/>
      <text:p text:style-name="P50">When you first generate <text:span text:style-name="T49">a </text:span>scaffolding, although <text:span text:style-name="T49">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47"/>
      <text:p text:style-name="P47"><text:span text:style-name="T49">However we don't yet know what test methods look like. We know what we want web pages to do... but </text:span><text:s text:c="2"/><text:span text:style-name="T49">what do we want a test to do? A good place to start is to test whether all the methods in our models and controllers do what we though we told them to do. </text:span></text:p>
      <text:p text:style-name="P47"/>
      <text:p text:style-name="P48"><text:span text:style-name="T21">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1">in each of the test files</text:span> starts over with a blank slate.<text:span text:style-name="T21">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48"/>
      <text:p text:style-name="P48"><text:span text:style-name="T22">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4">In the CrowdPublish.TV repository you just downloaded, take a look at the test/models/user_test.rb file.</text:span></text:p>
      <text:p text:style-name="P48"/>
      <text:p text:style-name="P88">class TestUser &lt; ActiveSupport::TestCase</text:p>
      <text:p text:style-name="P88"><text:s text:c="2"/>def setup</text:p>
      <text:p text:style-name="P88"><text:s text:c="4"/>@user = users(:one)</text:p>
      <text:p text:style-name="P88"><text:s text:c="2"/>end</text:p>
      <text:p text:style-name="P216">end</text:p>
      <text:p text:style-name="P48"/>
      <text:p text:style-name="P48"><text:span text:style-name="T20">What is this </text:span><text:span text:style-name="T26">users(:one)</text:span><text:span text:style-name="T20">? It's in our test database. How did it get there and why is it called </text:span><text:span text:style-name="T26">:one</text:span><text:span text:style-name="T20">? You may have noticed that along with controllers, helpers, etc., Rails scaffolding includes a Fixtures folder which includes .yml files that contain data. We'll get into Fixtures later.</text:span></text:p>
      <text:p text:style-name="P48"/>
      <text:p text:style-name="P50">But you won't know everything you'll need in the setup <text:span text:style-name="T49">until we see commonalities among the methods in our test files.</text:span> <text:span text:style-name="T49">So we'll start by writing methods for testing models and controllers.</text:span></text:p>
      <text:p text:style-name="P4"/>
      <text:h text:style-name="P208" text:outline-level="2">U<text:span text:style-name="T12">ser</text:span> M<text:span text:style-name="T12">odel</text:span> T<text:span text:style-name="T12">esting</text:span></text:h>
      <text:p text:style-name="P9"><text:span text:style-name="T49">Look at models/user.rb. You'll notice the first half of the file contains many lines of code, most of which don't look like methods. They don't start with </text:span><text:span text:style-name="T27">def methodname</text:span><text:span text:style-name="T49"> and end with </text:span><text:span text:style-name="T27">end</text:span><text:span text:style-name="T49">. Instead, they say things like </text:span><text:span text:style-name="T27">after_validation, after_initialize, mount_uploader, <text:s/>before_save,</text:span><text:span text:style-name="T50"> and </text:span><text:span text:style-name="T27">has_many</text:span>. <text:span text:style-name="T50">These lines are not defining methods, rather they are calling methods that exist in the Rails library. </text:span></text:p>
      <text:p text:style-name="P9"/>
      <text:p text:style-name="P99">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5"/>
      <text:p text:style-name="P51">The line</text:p>
      <text:p text:style-name="acode">after_validation :geocode, :if =&gt; :address_changed?</text:p>
      <text:p text:style-name="P51">tells the app to run a geocoding method in one of the gems if the user changes their address when the user model is updated (upon which the app validates the user model). This line is passing a <text:span text:style-name="T25">:geocode</text:span> symbol and a <text:span text:style-name="T25">:if =&gt; :address_changed?</text:span> hash into an <text:span text:style-name="T25">after_validation</text:span> method in the Rails library. <text:span text:style-name="T51">Rails does not require that parameters passed into method calls be enclosed in parentheses. If you were writing this code in C++ or Java, it might look a little more like</text:span></text:p>
      <text:p text:style-name="acode"><text:span text:style-name="T25">after_validation</text:span><text:span text:style-name="T29">(</text:span><text:span text:style-name="T25"> :geocode, :if =&gt; :address_changed?</text:span><text:span text:style-name="T30">)</text:span><text:span text:style-name="T52">. </text:span></text:p>
      <text:p text:style-name="P52"/>
      <text:p text:style-name="P53"><text:span text:style-name="T52">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7">after_initialize, mount_uploader</text:span><text:span text:style-name="T52">, etc. are method calls when the parentheses are present. Without the parentheses, it looks like some form of cheating, as though there were some sort of Ruby key words being thrown about without regard to method calling.</text:span></text:p>
      <text:p text:style-name="P51"/>
      <text:p text:style-name="P56">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1"/>
      <text:p text:style-name="P57">Since these methods are being called in the model, we test that they're working correctly through test methods we'll write in the TestUser class, in the test/<text:span text:style-name="T112">models/</text:span>user_test.rb file. We'll start with a method to test <text:span text:style-name="T28">after_validation</text:span>. <text:span text:style-name="T53">(Since there isn't an action going on when </text:span><text:span text:style-name="T31">attr_accessor</text:span><text:span text:style-name="T53">, <text:s/></text:span><text:span text:style-name="T31">geocoded_by</text:span><text:span text:style-name="T53">, or <text:s/></text:span><text:span text:style-name="T31">reverse_geocoded_by</text:span><text:span text:style-name="T53"> are executed, rather they're defining attributes for those methods, there isn't a way to test them. We'll skip those.)</text:span></text:p>
      <text:p text:style-name="P51"/>
      <text:p text:style-name="P59">Now you can go back and look at t<text:span text:style-name="T24">he test/user_test.rb file </text:span>again. The first method is </text:p>
      <text:p text:style-name="P51"/>
      <text:p text:style-name="acode"><text:span text:style-name="T34">test </text:span><text:span text:style-name="T37">"after_validation_geocode"</text:span><text:span text:style-name="T38"> do</text:span></text:p>
      <text:p text:style-name="P218"><text:s text:c="2"/>oldlatitude = @user.latitude</text:p>
      <text:p text:style-name="P218"><text:s text:c="2"/>@user.address = "20022"</text:p>
      <text:p text:style-name="P219"><text:s text:c="2"/>@user.save</text:p>
      <text:p text:style-name="P218"><text:s text:c="2"/>refute_match(@user.latitude, oldlatitude)</text:p>
      <text:p text:style-name="acode"><text:span text:style-name="T28">e</text:span><text:span text:style-name="T25">nd</text:span></text:p>
      <text:p text:style-name="acode"/>
      <text:p text:style-name="P70">Geocoding is done by a gem that CrowdPublish.TV uses for calculating distances between users and in-person events or bookclubs. Without this gem, the </text:p>
      <text:p text:style-name="P55"><text:span text:style-name="T25">after_validation</text:span><text:span text:style-name="T29">(</text:span><text:span text:style-name="T25"> :geocode, :if =&gt; :address_changed?</text:span><text:span text:style-name="T30">)</text:span></text:p>
      <text:p text:style-name="P71">method call <text:span text:style-name="T74">in models\user.rb </text:span>would result in a syntax error, <text:span text:style-name="T70">since there wouldn't be a </text:span><text:span text:style-name="T28">:geocode</text:span> <text:span text:style-name="T70">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55"/>
      <text:p text:style-name="P135">All test methods must start with the word <text:span text:style-name="T25">test</text:span> <text:span text:style-name="T59">and the name of the test must be in quotes so that Ruby know it's a test method and runs it when the tests are raked. The last word in the line is </text:span><text:span text:style-name="T35">do</text:span><text:span text:style-name="T59"> and the last line of the method is </text:span><text:span text:style-name="T35">end</text:span><text:span text:style-name="T59">. In Ruby, anything between the words </text:span><text:span text:style-name="T35">do</text:span><text:span text:style-name="T59"> and </text:span><text:span text:style-name="T35">end</text:span><text:span text:style-name="T59"> is called a </text:span><text:span text:style-name="T56">block</text:span><text:span text:style-name="T59">. Basically, a block is just a chunk of code. The </text:span><text:span text:style-name="T35">do</text:span><text:span text:style-name="T59"> and </text:span><text:span text:style-name="T35">end</text:span><text:span text:style-name="T59"> is just a way to tell Ruby where the code for the test starts and ends. Blocks are used in Ruby for other methods besides tests, such as loops, so you'll see </text:span><text:span text:style-name="T35">do</text:span><text:span text:style-name="T59"> and </text:span><text:span text:style-name="T35">end</text:span><text:span text:style-name="T59"> frequently as you browse Ruby code. </text:span></text:p>
      <text:p text:style-name="P59"/>
      <text:p text:style-name="P65">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74">After the validation, the Geocoder gem calculates a latitude and longitude and saves those values in </text:span><text:span text:style-name="T41">@user.latitude</text:span><text:span text:style-name="T74"> and </text:span><text:span text:style-name="T41">@user.longitude</text:span><text:span text:style-name="T74">.</text:span></text:p>
      <text:p text:style-name="P63"/>
      <text:p text:style-name="P64">If you do a query on your test database, you'll see that th<text:span text:style-name="T74">e calculated</text:span> latitude <text:span text:style-name="T74">and longitude</text:span> w<text:span text:style-name="T74">ere</text:span> not saved to the test database. Instead, <text:span text:style-name="T74">they were</text:span> only used in a temporary test object, which is gone after the test is complete. This is why I like to use <text:span text:style-name="T25">puts</text:span> lines while I'm debugging my tests – testing my tests – to find out what <text:span text:style-name="T68">happened in the test and to verify that the tests are doing what I think they should be doing.</text:span></text:p>
      <text:p text:style-name="P54"/>
      <text:p text:style-name="P65"><text:span text:style-name="T69">After </text:span><text:span text:style-name="T39">@user.save</text:span><text:span text:style-name="T69"> in the </text:span><text:span text:style-name="T37">"after_validation_geocode"</text:span><text:span text:style-name="T69"> method, y</text:span>ou can insert a line in this test to find out what <text:span text:style-name="T67">the Geocoder changed the latitude to:</text:span></text:p>
      <text:p text:style-name="P100"><text:s text:c="2"/>puts “ latitude ” + @user.latitude.to_s</text:p>
      <text:p text:style-name="P66"/>
      <text:p text:style-name="P67"><text:span text:style-name="T74">the </text:span><text:span text:style-name="T25">.to_s</text:span><text:span text:style-name="T74"> changes the latitude from a float to a string. (We'll assume you already know how data types work in programming languages. If not, google for an explanation.) Now</text:span> rake the test <text:span text:style-name="T75">by entering the following text</text:span> <text:span text:style-name="T75">in your</text:span> command prompt <text:span text:style-name="T75">window (</text:span><text:span text:style-name="T25">&gt;</text:span><text:span text:style-name="T42">$</text:span><text:span text:style-name="T75"> in this tutorial means to enter text at the Unix shell or DOS prompt, as opposed to entering text into one of your app's files).</text:span></text:p>
      <text:p text:style-name="acode">&gt;<text:span text:style-name="T75">$</text:span> rake test test/models/user_test.rb </text:p>
      <text:p text:style-name="acode"/>
      <text:p text:style-name="P69">Some text will scroll by the screen, something like this: </text:p>
      <text:p text:style-name="P68"/>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101">Notice that one of the lines of text says the resulting latitude is: </text:p>
      <text:p text:style-name="acode"><text:span text:style-name="T67"><text:s text:c="2"/>latitude </text:span>38.91870370000001</text:p>
      <text:p text:style-name="acode"/>
      <text:p text:style-name="P76">You can enter all kinds of <text:span text:style-name="T25">puts</text:span> statements in your tests. <text:span text:style-name="T76">Try outputting different variables besides </text:span><text:span text:style-name="T43">@user.latitude</text:span><text:span text:style-name="T76"> such as </text:span><text:span text:style-name="T38">oldlatitude</text:span><text:span text:style-name="T76"> or </text:span><text:span text:style-name="T43">@user.email</text:span><text:span text:style-name="T76">, and paste the </text:span><text:span text:style-name="T25">puts</text:span><text:span text:style-name="T76"> statements before and after the values are changed, to find out what their values are during the course of the test.</text:span></text:p>
      <text:p text:style-name="P7"/>
      <text:p text:style-name="P72">The last line <text:span text:style-name="T76">before the end of</text:span> this <text:span text:style-name="T76">method</text:span> is </text:p>
      <text:p text:style-name="P218"><text:s text:c="2"/>refute_match(@user.latitude, oldlatitude)</text:p>
      <text:p text:style-name="acode"/>
      <text:p text:style-name="P73">Every test method will <text:span text:style-name="T72">end with</text:span> either at least one assertion, <text:span text:style-name="T71">which begins with </text:span><text:span text:style-name="T40">assert</text:span>, or refutation, <text:span text:style-name="T71">which begins with </text:span><text:span text:style-name="T38">refute</text:span>. <text:span text:style-name="T71">There's a list of assertions and refutations at http://www.mattsears.com/articles/2011/12/10/minitest-quick-reference</text:span>. <text:span text:style-name="T71">We'll go over these in a later chapter. </text:span></text:p>
      <text:p text:style-name="P73"/>
      <text:p text:style-name="P74">Assertions test for whether the statement is true, and refutations test for whether the statement is false. <text:span text:style-name="T76">With</text:span> th<text:span text:style-name="T76">e statement </text:span><text:span text:style-name="T38">refute_match</text:span>, we're checking whether the old latitude <text:span text:style-name="T76">at the beginning of the method</text:span> and the <text:span text:style-name="T76">current</text:span> value saved in <text:span text:style-name="T38">@user.latitude</text:span> are the same. <text:span text:style-name="T71">Since we're using </text:span><text:span text:style-name="T38">refute_match</text:span><text:span text:style-name="T71">, we're expecting the match between the two values in parentheses to be false.</text:span> If they <text:span text:style-name="T71">match, or are equal</text:span>, something went wrong and the newly geocoded latitude didn't get saved to the model as it was supposed to. <text:span text:style-name="T76">Since our results stated</text:span></text:p>
      <text:p text:style-name="P217">16 tests, 46 assertions, 0 failures, 0 errors, 0 skips </text:p>
      <text:p text:style-name="acode"/>
      <text:p text:style-name="P77">we know that the test passed (<text:span text:style-name="T42">0 failures</text:span>). We also know that we didn't have any syntax problems (<text:span text:style-name="T42">0 errors</text:span>). The number of tests matches the number of methods that happened to be in the test/models/user_test.rb file at the time this was run (<text:span text:style-name="T42">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78">here</text:span> of how and where Ruby increments the number of assertions made.</text:p>
      <text:p text:style-name="P7"/>
      <text:p text:style-name="P141">~~~</text:p>
      <text:p text:style-name="P7"/>
      <text:p text:style-name="P102">The next test in test/models/user_test.rb is similar to the first. It's testing a geocoder method again, but this time it's checking whether a new address is calculated if a new latitude and longitude is saved. </text:p>
      <text:p text:style-name="P1"/>
      <text:p text:style-name="P220"><text:s text:c="2"/>test "after_validation_reverse_geocode" do</text:p>
      <text:p text:style-name="P220"><text:s text:c="4"/>oldaddress = @user.address</text:p>
      <text:p text:style-name="P220"><text:s text:c="4"/>@user.latitude = 20.2</text:p>
      <text:p text:style-name="P220"><text:s text:c="4"/>@user.longitude = 20.2</text:p>
      <text:p text:style-name="P220"><text:s text:c="4"/>@user.save</text:p>
      <text:p text:style-name="P220"><text:s text:c="4"/>puts "new address " + @user.address</text:p>
      <text:p text:style-name="P220"><text:s text:c="4"/>refute_match(@user.address, oldaddress)</text:p>
      <text:p text:style-name="P220"><text:s text:c="2"/>end</text:p>
      <text:p text:style-name="P8"/>
      <text:p text:style-name="P78">The latitude and longitude should only be modified when the user signs up. But what if the latitude and longitude <text:span text:style-name="T55">and</text:span> the address are changed? <text:span text:style-name="T77">The address overrides because of the order they appear in the model. First the model calls the method to geocode the lat long based on the newly entered address. Then the address is reverse_geocoded based on the lat long that was just calculated.</text:span></text:p>
      <text:p text:style-name="P8"/>
      <text:p text:style-name="P12"><text:span text:style-name="T79">The next group of tests address all the </text:span><text:span text:style-name="T44">validates_</text:span><text:span text:style-name="T79"> statements in the users model. There are three fields that are required that the user have: </text:span><text:span text:style-name="T44">:email, :name </text:span><text:span text:style-name="T63">, and</text:span><text:span text:style-name="T44"> :permalink</text:span><text:span text:style-name="T79">. This is done with the lines with the format</text:span></text:p>
      <text:p text:style-name="acode">validates :<text:span text:style-name="T57">field</text:span><text:span text:style-name="T58">name</text:span>, presence: true</text:p>
      <text:p text:style-name="P10"/>
      <text:p text:style-name="P79">where <text:span text:style-name="T32">:field</text:span><text:span text:style-name="T33">name</text:span> is <text:span text:style-name="T44">:email</text:span><text:span text:style-name="T62">, </text:span><text:span text:style-name="T44">:name</text:span><text:span text:style-name="T62">, or </text:span><text:span text:style-name="T25">:permalink</text:span> <text:span text:style-name="T80">in the users model. This means that these three fields must always be present for all users in the database. Upon signup, </text:span><text:span text:style-name="T45">:password</text:span><text:span text:style-name="T80">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221">validates_presence_of :password, :on=&gt;:create</text:p>
      <text:p text:style-name="P11"/>
      <text:p text:style-name="P13"><text:span text:style-name="T81">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5">do</text:span><text:span text:style-name="T59"> and </text:span><text:span text:style-name="T35">end</text:span><text:span text:style-name="T59"> to define their beginning and end. We can place the test inside this loop, using </text:span><text:span text:style-name="T35">#{field.to_s}</text:span><text:span text:style-name="T59"> where </text:span><text:span text:style-name="T35">field</text:span><text:span text:style-name="T59">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5">.each</text:span><text:span text:style-name="T59"> is called on them, and substituted as the value for </text:span><text:span text:style-name="T35">field</text:span><text:span text:style-name="T59">. This syntax took me a little while to get used to. The way I handled that was to copy and paste whenever I needed this structure, then used analogies to substitute in what I needed to be in the loop.</text:span></text:p>
      <text:p text:style-name="P8"/>
      <text:p text:style-name="P89">[: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90">end</text:p>
      <text:p text:style-name="P6"/>
      <text:p text:style-name="P80">All tests are required to <text:span text:style-name="T82">have unique names, thus the variable in the </text:span><text:span text:style-name="T46">test</text:span><text:span text:style-name="T82"> line. The third line of this method/loop creates a new user. We can't use </text:span><text:span text:style-name="T46">@user</text:span><text:span text:style-name="T82">, the </text:span><text:span text:style-name="T46">user(:one)</text:span><text:span text:style-name="T82"> declared in the setup method, because we're including </text:span><text:span text:style-name="T46">:password</text:span><text:span text:style-name="T82"> in the loop. In the CrowdPublish.TV app, changing a password is optional when modifying the user's entry in the database (a user edit's their profile). Go ahead and paste this method</text:span></text:p>
      <text:p text:style-name="P81"/>
      <text:p text:style-name="P222">test "email_still_must_not_be_empty" do</text:p>
      <text:p text:style-name="P222"><text:s text:c="2"/>@user.send "email=", nil </text:p>
      <text:p text:style-name="P222"><text:s text:c="2"/>refute @user.valid?</text:p>
      <text:p text:style-name="P222"><text:s text:c="2"/>refute_empty @user.errors[:email]</text:p>
      <text:p text:style-name="P222">end</text:p>
      <text:p text:style-name="P61"/>
      <text:p text:style-name="P81">into test/models/user_test.rb if it isn't already in the users model test <text:span text:style-name="T83">and rake this test to verify that it passes. Then change the word 'email' to 'password,' rake the test, and verify that the test fails.</text:span></text:p>
      <text:p text:style-name="P81"/>
      <text:p text:style-name="P191">User.send is an atypical way to assign a value to a variable. We can't use <text:span text:style-name="T25">user."#{field.to_s}="</text:span> because <text:span text:style-name="T146">the rake command doesn't know what to do with that and calls it a syntax error. If you take out the quotation marks, then it's just commented out text. </text:span><text:span text:style-name="T103">User.field</text:span><text:span text:style-name="T146"> results in “undefined method field” since Ruby thinks we're telling it that 'field' is one of the database fields, as in </text:span><text:span text:style-name="T103">user.name</text:span><text:span text:style-name="T146">. Thus we have to use the send method, which is a method defined in Ruby that can be used by all objects that inherit from the Object class (which, in Ruby, is every object).</text:span></text:p>
      <text:p text:style-name="P61"/>
      <text:p text:style-name="P62">The line <text:span text:style-name="T34">refute user.valid?</text:span><text:span text:style-name="T60"> </text:span><text:span text:style-name="T64">verifies that the user is not valid. </text:span><text:span text:style-name="T65">It creates the errors for each of the fields so that the next line, </text:span><text:span text:style-name="T36">refute_empty user.errors[field]</text:span><text:span text:style-name="T60"> </text:span><text:span text:style-name="T65">has</text:span><text:span text:style-name="T64"> errors associated </text:span><text:span text:style-name="T65">in whichever of</text:span><text:span text:style-name="T64"> each of the four fields </text:span><text:span text:style-name="T65">are relevant</text:span><text:span text:style-name="T64">.</text:span><text:span text:style-name="T61"> Why?? </text:span></text:p>
      <text:p text:style-name="P6"/>
      <text:p text:style-name="P60">Note that <text:span text:style-name="T25">:</text:span><text:span text:style-name="T45">p</text:span><text:span text:style-name="T25">assword_confirmation</text:span> is not included in the loop. This is because it's required only when <text:span text:style-name="T25">:</text:span><text:span text:style-name="T45">p</text:span><text:span text:style-name="T25">assword</text:span> is present, such as when creating a user account or when updating the account by changing the <text:span text:style-name="T84">password</text:span>. <text:span text:style-name="T85">This is declared by specifying the presence of </text:span><text:span text:style-name="T25">:</text:span><text:span text:style-name="T45">p</text:span><text:span text:style-name="T25">assword_confirmation</text:span><text:span text:style-name="T85"> when the controller's </text:span><text:span text:style-name="T47">update</text:span><text:span text:style-name="T85"> method is run, with this line in the model:</text:span></text:p>
      <text:p text:style-name="P221">validates_presence_of :password_confirmation, :on =&gt; :update, :unless =&gt; lambda{ |user| user.password.blank? }</text:p>
      <text:p text:style-name="P60"/>
      <text:p text:style-name="P141">~~~</text:p>
      <text:p text:style-name="P124"/>
      <text:p text:style-name="P136"><text:span text:style-name="T86">Since </text:span><text:span text:style-name="T25">:</text:span><text:span text:style-name="T45">p</text:span><text:span text:style-name="T25">assword_confirmation</text:span> <text:span text:style-name="T86">is not specifically required when creating a user (rather, when </text:span><text:span text:style-name="T25">:</text:span><text:span text:style-name="T45">p</text:span><text:span text:style-name="T25">assword</text:span><text:span text:style-name="T86"> isn't blank), </text:span>we must test it differently, in a separate method as below.</text:p>
      <text:p text:style-name="P60"/>
      <text:p text:style-name="acode">test "password_confirmation must not be empty password present" do</text:p>
      <text:p text:style-name="acode"><text:s text:c="2"/><text:span text:style-name="T87">@</text:span>user.update(password: "<text:span text:style-name="T87">yourpassword</text:span>")</text:p>
      <text:p text:style-name="acode"><text:s text:c="2"/><text:span text:style-name="T87">@</text:span>user.send "password_confirmation=", nil</text:p>
      <text:p text:style-name="acode"><text:s text:c="2"/>refute_empty <text:span text:style-name="T87">@</text:span>user.errors[:password_confirmation] </text:p>
      <text:p text:style-name="acode">end</text:p>
      <text:p text:style-name="P82"/>
      <text:p text:style-name="P84"><text:span text:style-name="T88">This test is quite similar to the tests embedded in the looped tests above. In the </text:span><text:span text:style-name="T48">:password_confirmation</text:span><text:span text:style-name="T88"> test, i</text:span>nstead of specifying a new user, this method updates the existing user that was initialized in the <text:span text:style-name="T25">setup</text:span> method, using the <text:span text:style-name="T25">update</text:span> method from the controller as in <text:span text:style-name="T25">@user.update</text:span>. I don't know what the next line does??</text:p>
      <text:p text:style-name="P85"/>
      <text:p text:style-name="P84">Like the <text:span text:style-name="T25">refute_empty</text:span> method in the looped tests, this line also verifies there are errors associated with <text:span text:style-name="T45">:password_confirmation</text:span>.</text:p>
      <text:p text:style-name="P84"/>
      <text:p text:style-name="P86">There is a lot of syntax that can do similar things. We could've also written the looped test to determine what happens upon creating a new user, when the <text:span text:style-name="T25">create</text:span> method in the controller is used. Paste this method into test/models/user_test.rb and rake the test to experiment with how it works.</text:p>
      <text:p text:style-name="P1"/>
      <text:p text:style-name="P226">test "<text:span text:style-name="T113">name_and_permalink_must_not_be_empty</text:span>" do </text:p>
      <text:p text:style-name="acode"><text:s text:c="2"/>user = User.create(password: "hoohaahh", password_confirmation: "hoohaahh", email: "m@example.com")</text:p>
      <text:p text:style-name="P91"><text:span text:style-name="T88"><text:s text:c="2"/>refute_empty user.errors[:name] </text:span></text:p>
      <text:p text:style-name="P223"><text:s text:c="2"/>refute_empty user.errors[:permalink] </text:p>
      <text:p text:style-name="P91">end</text:p>
      <text:p text:style-name="P1"/>
      <text:p text:style-name="P87">In this method, we create a user with all the required fields, except for <text:span text:style-name="T25">:name</text:span> and <text:span text:style-name="T25">:permalink</text:span>. You'll see that this test passes. Try inserting <text:span text:style-name="T25">name: “Lisa S”,</text:span> into the parentheses after <text:span text:style-name="T25">User.create</text:span> then rake the test again. You'll see that the assertion <text:span text:style-name="T25">refute_empty user.errors[:name]</text:span> fails. Since it's in the same test as the <text:span text:style-name="T25">refute_empty</text:span> assertion for <text:span text:style-name="T25">:permalink</text:span>, and the :permalink assertion appears after the failing assertion, the :permalink assertion isn't even run. It's skipped and the test rake <text:span text:style-name="T114">and</text:span> moves on to the next test. </text:p>
      <text:p text:style-name="P87"/>
      <text:p text:style-name="P103">You can further experiment with this test by adding or removing other fields to the User.create line, changing assertions to refutations and vice versa to learn how tests work and to become familiar with the error messages MiniTest displays.</text:p>
      <text:p text:style-name="P87"/>
      <text:p text:style-name="P141">~~~</text:p>
      <text:p text:style-name="P124"/>
      <text:p text:style-name="P138">T<text:span text:style-name="T115">he next</text:span> line <text:span text:style-name="T115">in the model that we'll test is</text:span></text:p>
      <text:p text:style-name="P229">validates_confirmation_of :password, :on=&gt;:create</text:p>
      <text:p text:style-name="P109"/>
      <text:p text:style-name="P104"><text:span text:style-name="T115">We wrote a</text:span> test <text:span text:style-name="T115">that</text:span> <text:span text:style-name="T89">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5"/>
      <text:p text:style-name="acode">test "password_and_password_confirmation_<text:span text:style-name="T89">must_</text:span>match" do</text:p>
      <text:p text:style-name="P224"><text:s text:c="2"/>user = User.create(name: 'samiam', password: "hoohaahh", password_confirmation: "hooooooo", email: "m@example.com", permalink: "qwerty")</text:p>
      <text:p text:style-name="P224"><text:s text:c="2"/>assert user.errors[:password_confirmation].any?, "password_confirmation matches password"</text:p>
      <text:p text:style-name="P228"><text:span text:style-name="T90">end</text:span></text:p>
      <text:p text:style-name="P225"/>
      <text:p text:style-name="P139">The assertion line we used for this test accomplishes the same thing that the refute_empty lines did in <text:span text:style-name="T116">the above tests. It doesn't matter which format you use. We tried something different here to show you another way of writing an assertion. The text in quotes is what appears in your logs among the other test output if this test fails. Try changing </text:span><text:span text:style-name="T95">assert</text:span><text:span text:style-name="T116"> to </text:span><text:span text:style-name="T95">refute</text:span><text:span text:style-name="T116">, then rake this test to show the error message.</text:span></text:p>
      <text:p text:style-name="P108"/>
      <text:p text:style-name="P141">~~~</text:p>
      <text:p text:style-name="P124"/>
      <text:p text:style-name="P141">The next line we'll test in the model is</text:p>
      <text:p text:style-name="P124"/>
      <text:p text:style-name="P230">validates_length_of :password, :within =&gt; Devise.password_length, :allow_blank =&gt; true</text:p>
      <text:p text:style-name="P110"/>
      <text:p text:style-name="P141">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4"/>
      <text:p text:style-name="P92">test "password <text:span text:style-name="T118">must</text:span> be at least 8 char"</text:p>
      <text:p text:style-name="P233"><text:span text:style-name="T117"><text:s text:c="4"/>@user.password = "hihihi"</text:span></text:p>
      <text:p text:style-name="P233"><text:span text:style-name="T117"><text:s text:c="4"/>@user.password_confirmation = "hihihi"</text:span></text:p>
      <text:p text:style-name="P233"><text:span text:style-name="T117"><text:s text:c="4"/>assert @user.invalid?, "password is at least 8 char"</text:span></text:p>
      <text:p text:style-name="P233"><text:span text:style-name="T117"><text:s text:c="4"/>refute_empty @user.errors[:password] </text:span></text:p>
      <text:p text:style-name="P233"><text:span text:style-name="T117"><text:s text:c="4"/>puts "password errors " + @user.errors[:password].to_s</text:span></text:p>
      <text:p text:style-name="P233">end</text:p>
      <text:p text:style-name="P106"/>
      <text:p text:style-name="P112"><text:span text:style-name="T119">Rather than create a new user for this test, we us</text:span>e the @user variable declared in the setup method. The second and third lines of this test set <text:span text:style-name="T119">new</text:span> password and password_confirmation values <text:span text:style-name="T119">for @user</text:span>. <text:span text:style-name="T119">Note that there are no values for </text:span>password and password_confirmation <text:span text:style-name="T119">in the users.yml file in the fixtures – there would be no place to store these values if they were included in users.yml. This is because there are no fields for </text:span>password and password_confirmation <text:span text:style-name="T119">in the test database (or any of the databases). Our app stores encrypted_password instead. Which means there are no existing values for @user.</text:span>password <text:span text:style-name="T120">nor</text:span> <text:span text:style-name="T120">@user.</text:span>password_confirmation, <text:span text:style-name="T120">or these variables are nil</text:span>. </text:p>
      <text:p text:style-name="P112"/>
      <text:p text:style-name="P112"><text:span text:style-name="T120">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span></text:p>
      <text:p text:style-name="P111"/>
      <text:p text:style-name="P150">Again, we need to include the line <text:span text:style-name="T96">assert @user.invalid?</text:span><text:span text:style-name="T117"> </text:span>to load errors into the password messages, so we can show that the password errors were not empty. <text:span text:style-name="T118">We included the puts line so you can see what the error message is for passwords that are too short. The resulting output is:</text:span></text:p>
      <text:p text:style-name="acode">password errors ["is too short (minimum is 8 characters)"]</text:p>
      <text:p text:style-name="P149"/>
      <text:p text:style-name="P148"><text:span text:style-name="T119">This</text:span> verifies that the Devise password length is indeed 8 characters. <text:span text:style-name="T119">The error message comes from MiniTest's library of messages for the validates_length_of method, using Devise's password length variable to print what the minimum has been defined as in our app.</text:span></text:p>
      <text:p text:style-name="P106"/>
      <text:p text:style-name="P107"><text:span text:style-name="T118">In general, we don't test for things that gems do</text:span>. <text:span text:style-name="T118">Here we're merely testing the CrowdPublish.TV app method call that happens to use a value declared in a gem.</text:span> <text:span text:style-name="T118">Developers who maintain</text:span> popular gems such as Devise <text:span text:style-name="T118">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37"/>
      <text:p text:style-name="P142">~~~</text:p>
      <text:p text:style-name="P142"/>
      <text:p text:style-name="P147">We need to write a separate test to determine whether the password can be empty and avoid the annoying error messages when we change our profile information. <text:span text:style-name="T120">The user is </text:span>already logged in if <text:span text:style-name="T120">she</text:span> can <text:span text:style-name="T120">access her</text:span> profile update page, for goodsake <text:span text:style-name="T126">(not wanting to take anyone's lord's name in vain here)</text:span>.</text:p>
      <text:p text:style-name="P125"/>
      <text:p text:style-name="P232">test "password can be empty <text:span text:style-name="T121">and password_confirmation doesnt matter</text:span>" do</text:p>
      <text:p text:style-name="P231"><text:s text:c="2"/>@user.password = nil</text:p>
      <text:p text:style-name="P231"><text:s text:c="2"/>@user.password_confirmation = "hihihi"</text:p>
      <text:p text:style-name="P231"><text:s text:c="2"/>assert_empty @user.errors[:password] </text:p>
      <text:p text:style-name="P231">end</text:p>
      <text:p text:style-name="P141"/>
      <text:p text:style-name="P151"><text:span text:style-name="T128">Again we use the class variable @user that was set to user(:one) from the users.yml fixture in the setup method. </text:span>We set the <text:span text:style-name="T126">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6">and that it's OK to leave an existing user's password blank</text:span>.</text:p>
      <text:p text:style-name="P141"/>
      <text:p text:style-name="P141">~~~</text:p>
      <text:p text:style-name="P124"/>
      <text:p text:style-name="P151">Let's back up a moment and look for something in the model we might have skipped. The next test is for </text:p>
      <text:p text:style-name="P234"/>
      <text:p text:style-name="P234"><text:span text:style-name="T121">validates :email, presence: true,</text:span></text:p>
      <text:p text:style-name="P234"><text:span text:style-name="T121"><text:s text:c="18"/>uniqueness: { case_sensitive: false }</text:span></text:p>
      <text:p text:style-name="P151"/>
      <text:p text:style-name="P162">We already tested part of th<text:span text:style-name="T123">is</text:span> method call when we looped through all the required fields <text:span text:style-name="T126">to verify their presence is required</text:span>. <text:s/><text:span text:style-name="T123">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97">Devise.email_regexp</text:span><text:span text:style-name="T123">. We test for both of these formats in test/models/user_test.rb, but in a test we'll go through later in this chapter. </text:span></text:p>
      <text:p text:style-name="P162"/>
      <text:p text:style-name="P162"><text:span text:style-name="T123">We'll assume you know what regular expressions are and won't define them here. If you'd like to get a better understanding of regular expressions, do a web search for the definition and usage of regex.</text:span></text:p>
      <text:p text:style-name="P126"/>
      <text:p text:style-name="P236">test "email of new user should be unique" do</text:p>
      <text:p text:style-name="P236"><text:s text:c="2"/>user1 = User.create(name: 'samiam', password: "hoohaahh", password_confirmation: "hoohaahh", </text:p>
      <text:p text:style-name="P236"><text:s text:c="22"/>email: "m<text:span text:style-name="T136">o</text:span>@<text:span text:style-name="T136">CrowdPublish.TV</text:span>", permalink: "<text:span text:style-name="T137">lisa</text:span>")</text:p>
      <text:p text:style-name="P236"><text:s text:c="2"/>user2 = User.create(name: 'samiam', password: "hoohaahh", password_confirmation: "hoohaahh", </text:p>
      <text:p text:style-name="P237"><text:s text:c="22"/>email: "mo@<text:span text:style-name="T136">CrowdPublish.TV</text:span>", permalink: "<text:span text:style-name="T136">CrowdPublishTV</text:span>")</text:p>
      <text:p text:style-name="P236"><text:s text:c="2"/>refute_empty user2.errors[:email]</text:p>
      <text:p text:style-name="P236"><text:s text:c="2"/>assert user2.errors[:email].any?, "email unique" </text:p>
      <text:p text:style-name="P236">end</text:p>
      <text:p text:style-name="P152"/>
      <text:p text:style-name="P172">Here we created two new users and assigned them to local variables, user1 and user2. <text:span text:style-name="T128">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70"/>
      <text:p text:style-name="P170">Not sure why errors are generated for email here even though we didn't implement refute user2.valid? in a previous line. <text:span text:style-name="T124">In this test, we checked to make sure we couldn't create a new user (user2) with the email address of an existing user (user1).</text:span> <text:span text:style-name="T124">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70"/>
      <text:p text:style-name="P157"><text:span text:style-name="T125">The next method call we'll test in the model validates not only the uniqueness of permalinks, but also enforces permalinks to consist only of alphanumeric characters by using the optional </text:span><text:span text:style-name="T100">uniqueness</text:span><text:span text:style-name="T99">:{}</text:span><text:span text:style-name="T125"> block passed into the </text:span><text:span text:style-name="T99">validates</text:span><text:span text:style-name="T125"> method call.</text:span></text:p>
      <text:p text:style-name="P167"/>
      <text:p text:style-name="P167">validates :permalink, presence: true, length: { maximum: 20, message: "must be less than 20 characters" },</text:p>
      <text:p text:style-name="P167"><text:s text:c="22"/>format: <text:s text:c="4"/>{ with: /\A[\w+]+\z/ },</text:p>
      <text:p text:style-name="P169"><text:s text:c="22"/>uniqueness: { case_sensitive: false }</text:p>
      <text:p text:style-name="P173"/>
      <text:p text:style-name="P156">We already tested part of th<text:span text:style-name="T123">is</text:span> method call when we looped through all the required fields <text:span text:style-name="T126">to verify their presence is required</text:span>. <text:s/><text:span text:style-name="T123">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56"/>
      <text:p text:style-name="P235"><text:span text:style-name="T123">test "permalink must be unique" do</text:span></text:p>
      <text:p text:style-name="P235"><text:span text:style-name="T123"><text:s text:c="2"/>@user.permalink = "CrowdPublishTV"</text:span></text:p>
      <text:p text:style-name="P235"><text:span text:style-name="T123"><text:s text:c="2"/>@user.save</text:span></text:p>
      <text:p text:style-name="P235"><text:span text:style-name="T123"><text:s text:c="2"/>user2 = users(:two)</text:span></text:p>
      <text:p text:style-name="P235"><text:span text:style-name="T123"><text:s text:c="2"/>user2.permalink = "crowDpublisHtv"</text:span></text:p>
      <text:p text:style-name="P235"><text:span text:style-name="T123"><text:s text:c="2"/>refute user2.valid?, "permalink unique" </text:span></text:p>
      <text:p text:style-name="P235"><text:span text:style-name="T123"><text:s text:c="2"/>refute_empty user2.errors[:permalink] </text:span></text:p>
      <text:p text:style-name="P235"><text:span text:style-name="T123">end </text:span></text:p>
      <text:p text:style-name="P153"/>
      <text:p text:style-name="P171">Again, we could've tested for permalink uniqueness <text:span text:style-name="T125">by creating new users as we did with the email tests. But for the sake of trying diverse testing conventions, we tested changing the permalink of an existing user.</text:span></text:p>
      <text:p text:style-name="P171"/>
      <text:p text:style-name="P175">The first user is the one previously set in the class @user variable. The second user is also already in the database, <text:span text:style-name="T129">defined in the users.yml fixture</text:span>, but needed to be loaded into <text:span text:style-name="T129">an object, so we declared a local variable user2.We had to </text:span><text:span text:style-name="T98">.save</text:span><text:span text:style-name="T129">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75"/>
      <text:p text:style-name="P175"><text:span text:style-name="T129">We set both new permalinks to the same word, although we used different capitalization schemes. We did this because later in the model we set all permalinks (and emails) to downcase in the database so they wouldn't be case sensitive. </text:span></text:p>
      <text:p text:style-name="P174"/>
      <text:p text:style-name="P176">We refute user2's validity, which loads the errors into the user2.errors[] array so we can refute a lack of (or empty) permalink errors in the next line. If we use a <text:span text:style-name="T25">puts </text:span><text:span text:style-name="T97">user2.errors[:permalink]</text:span><text:span text:style-name="T123"> </text:span>line in this method, we can see the error <text:span text:style-name="T25">is invalid</text:span>, which really doesn't tell us anything interesting. But at least we know that we can't use the same permalink for two different users, even when we use a different capitalization scheme.</text:p>
      <text:p text:style-name="P171"/>
      <text:p text:style-name="P141">~~~</text:p>
      <text:p text:style-name="P124"/>
      <text:p text:style-name="P154"><text:span text:style-name="T125">The above method call also enforces permalinks to consist only of alphanumeric characters with the optional </text:span><text:span text:style-name="T99">format:{}</text:span><text:span text:style-name="T125"> block passed into the method call as abbreviated below. </text:span></text:p>
      <text:p text:style-name="P168">validates :permalink,<text:span text:style-name="T127"> format: { with: /\A[\w+]+\z/ }</text:span></text:p>
      <text:p text:style-name="P155"/>
      <text:p text:style-name="P158"><text:span text:style-name="T125">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span></text:p>
      <text:p text:style-name="P158"/>
      <text:p text:style-name="P158"><text:span text:style-name="T130">In this test, we use the existing @user class object and change the user's permalink to something with crazy characters.</text:span></text:p>
      <text:p text:style-name="P155"/>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43"/>
      <text:p text:style-name="P177">Using the same syntax as we did for testing uniqueness, we refute validity of the permalink, which again <text:span text:style-name="T131">results in</text:span> <text:span text:style-name="T131">the</text:span> <text:span text:style-name="T131">un</text:span>interesting <text:span text:style-name="T98">is invalid</text:span> <text:span text:style-name="T131">error message, seen only if you create a </text:span><text:span text:style-name="T101">puts</text:span><text:span text:style-name="T131"> statement for it, which we did not do in this method, but you may try for yourself</text:span>.</text:p>
      <text:p text:style-name="P143"/>
      <text:p text:style-name="P143">~~~</text:p>
      <text:p text:style-name="P127"/>
      <text:p text:style-name="P159"><text:span text:style-name="T138">The next test we wrote was to make sure the app warns users when they try to create a new user or change an old user's email address to something that isn't an email address, enforced by this line in the users model:</text:span></text:p>
      <text:p text:style-name="P238"/>
      <text:p text:style-name="P244">validates_format_of :email, :with <text:s/>=&gt; Devise.email_regexp </text:p>
      <text:p text:style-name="P161"/>
      <text:p text:style-name="P162"><text:span text:style-name="T138">The Devise gem uses a regex stored in the class variable (is it?) </text:span><text:span text:style-name="T102">Devise.email_regexp</text:span><text:span text:style-name="T138">. Here let's take a moment to refresh your memory on variable scope in object-oriented programming. The symbology for scoped variables in Ruby is summarized in the Table below, in descending order of visibility/access: </text:span></text:p>
      <text:p text:style-name="P162"/>
      <table:table table:name="Table2" table:style-name="Table2">
        <table:table-column table:style-name="Table2.A"/>
        <table:table-column table:style-name="Table2.B"/>
        <table:table-column table:style-name="Table2.C"/>
        <table:table-row>
          <table:table-cell table:style-name="Table2.A1" office:value-type="string">
            <text:p text:style-name="P253">Term</text:p>
          </table:table-cell>
          <table:table-cell table:style-name="Table2.A1" office:value-type="string">
            <text:p text:style-name="P253">Prefix</text:p>
          </table:table-cell>
          <table:table-cell table:style-name="Table2.C1" office:value-type="string">
            <text:p text:style-name="P253">Scope</text:p>
          </table:table-cell>
        </table:table-row>
        <table:table-row>
          <table:table-cell table:style-name="Table2.A2" office:value-type="string">
            <text:p text:style-name="P252">Global</text:p>
          </table:table-cell>
          <table:table-cell table:style-name="Table2.A2" office:value-type="string">
            <text:p text:style-name="P254">$</text:p>
          </table:table-cell>
          <table:table-cell table:style-name="Table2.C2" office:value-type="string">
            <text:p text:style-name="P254">Entire app</text:p>
          </table:table-cell>
        </table:table-row>
        <table:table-row>
          <table:table-cell table:style-name="Table2.A2" office:value-type="string">
            <text:p text:style-name="P252">Class</text:p>
          </table:table-cell>
          <table:table-cell table:style-name="Table2.A2" office:value-type="string">
            <text:p text:style-name="P254">@@</text:p>
          </table:table-cell>
          <table:table-cell table:style-name="Table2.C2" office:value-type="string">
            <text:p text:style-name="P254">All instances of that class</text:p>
          </table:table-cell>
        </table:table-row>
        <table:table-row>
          <table:table-cell table:style-name="Table2.A2" office:value-type="string">
            <text:p text:style-name="P254">Instance</text:p>
          </table:table-cell>
          <table:table-cell table:style-name="Table2.A2" office:value-type="string">
            <text:p text:style-name="P254">@</text:p>
          </table:table-cell>
          <table:table-cell table:style-name="Table2.C2" office:value-type="string">
            <text:p text:style-name="P254">One instance of that class</text:p>
          </table:table-cell>
        </table:table-row>
        <table:table-row>
          <table:table-cell table:style-name="Table2.A2" office:value-type="string">
            <text:p text:style-name="P252">Local</text:p>
          </table:table-cell>
          <table:table-cell table:style-name="Table2.A2" office:value-type="string">
            <text:p text:style-name="Table_20_Contents"/>
          </table:table-cell>
          <table:table-cell table:style-name="Table2.C2" office:value-type="string">
            <text:p text:style-name="P254">One method</text:p>
          </table:table-cell>
        </table:table-row>
      </table:table>
      <text:p text:style-name="P162"/>
      <text:p text:style-name="P163"><text:span text:style-name="T138">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span></text:p>
      <text:p text:style-name="P163"/>
      <text:p text:style-name="P163"><text:span text:style-name="T138">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42">one</text:span><text:span text:style-name="T138"> value; it's a whole lot of values. It's a whole class (user.rb class, in fact) of values. You can assign an instance of an object to a variable in most object-oriented programming languages, such as Ruby.</text:span></text:p>
      <text:p text:style-name="P162"/>
      <text:p text:style-name="P184">Global and class variables are used very rarely compared to instance and local variables. So far, CrowdPublish.TV uses neither global nor class variables at all. <text:span text:style-name="T141">There is no need to use class variables in these tests since we only use one instance of each test class each time the tests are run.</text:span> <text:span text:style-name="T139">There are many resources on the internet to deepen your understanding of scope if you are interested, thus we won't go into any more detail here.</text:span></text:p>
      <text:p text:style-name="P184"/>
      <text:p text:style-name="P188">This test checks the validity of a properly formatted email address and refutes the validity of assigning characters that don't form an email address to the user's email field.</text:p>
      <text:p text:style-name="P239"/>
      <text:p text:style-name="P245">test "should have format of email address" do</text:p>
      <text:p text:style-name="acode"><text:s text:c="2"/><text:span text:style-name="T139">@</text:span>user.email = "email@<text:span text:style-name="T135">CrowdPublish.TV</text:span>"</text:p>
      <text:p text:style-name="P246"><text:span text:style-name="T133"><text:s text:c="2"/>assert @user.valid?, "wrong email format" </text:span></text:p>
      <text:p text:style-name="P247"><text:span text:style-name="T133"><text:s text:c="2"/>assert_empty @user.errors[:email]</text:span></text:p>
      <text:p text:style-name="P247"><text:s text:c="2"/>user2 = users(:<text:span text:style-name="T140">two</text:span>)</text:p>
      <text:p text:style-name="acode"><text:s text:c="2"/>user2.email = "<text:span text:style-name="T135">CrowdPublishTV</text:span>"</text:p>
      <text:p text:style-name="P246"><text:span text:style-name="T133"><text:s text:c="2"/>refute user2.valid?, "proper email format" </text:span></text:p>
      <text:p text:style-name="P246"><text:span text:style-name="T133"><text:s text:c="2"/>refute_empty user2.errors[:email] </text:span></text:p>
      <text:p text:style-name="P246">end</text:p>
      <text:p text:style-name="P242"/>
      <text:p text:style-name="P188">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45">The third and fourth lines assert that the email address is the correct format. </text:span></text:p>
      <text:p text:style-name="P189"/>
      <text:p text:style-name="P189">The fifth line of this test assigns the second user in the users table of our test database to a local variable, user2. <text:span text:style-name="T147">The sixth line is similar to line 2, in that it assigns a string to user2's email variable. But in this case, it's not an email address. So, unlike our two assert lines to test @user, in the next two lines, we use </text:span><text:span text:style-name="T104">refute</text:span><text:span text:style-name="T147"> to test the email string we gave user2.</text:span></text:p>
      <text:p text:style-name="P179"/>
      <text:p text:style-name="P179"><text:span text:style-name="T132">At first I was going to replace the assertions with this line, which tests against the regex used in Devise for email addresses:</text:span></text:p>
      <text:p text:style-name="P145"/>
      <text:p text:style-name="P245"><text:s text:c="2"/>assert_match(/\A[\w+\-.]+@[a-z\d\-.]+\.[a-z]+\z/, user1.email)</text:p>
      <text:p text:style-name="P242"/>
      <text:p text:style-name="P178"><text:span text:style-name="T132">But then I realized that isn't testing whether the email address is valid within the app, its testing whether it matches a specific format I gave it for the test</text:span>. <text:span text:style-name="T132">I could make up any format to match, but that won't have anything to do with what the app will accept.</text:span></text:p>
      <text:p text:style-name="P144"/>
      <text:p text:style-name="P144">~~~</text:p>
      <text:p text:style-name="P128"/>
      <text:p text:style-name="P164"><text:span text:style-name="T148">The next test makes sure users don't enter a description for their YouTube videos that is more than 255 characters. When we created the </text:span><text:span text:style-name="T105">:videodesc1</text:span><text:span text:style-name="T148">, </text:span><text:span text:style-name="T105">:videodesc2</text:span><text:span text:style-name="T148">, and </text:span><text:span text:style-name="T105">:videodesc3</text:span><text:span text:style-name="T148">,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64"/>
      <text:p text:style-name="P241">validates :videodesc1, length: { maximum: 255 }</text:p>
      <text:p text:style-name="P241">validates :videodesc<text:span text:style-name="T149">2</text:span>, length: { maximum: 255 }</text:p>
      <text:p text:style-name="P241">validates :videodesc<text:span text:style-name="T149">3</text:span>, length: { maximum: 255 }</text:p>
      <text:p text:style-name="P180"/>
      <text:p text:style-name="P165"><text:span text:style-name="T148">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span></text:p>
      <text:p text:style-name="P165"/>
      <text:p text:style-name="P165"><text:span text:style-name="T148">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span></text:p>
      <text:p text:style-name="P160"/>
      <text:p text:style-name="P178"><text:span text:style-name="T149">To test for field length, we created a loop, as we did when we tested for required fields, such as email and name</text:span>.</text:p>
      <text:p text:style-name="P178"/>
      <text:p text:style-name="P248"><text:s text:c="2"/>[:videodesc1, :videodesc2, :videodesc3 ].each do |field|</text:p>
      <text:p text:style-name="P248"><text:s text:c="4"/>test "#{field.to_s}_must_be_less_than255char" do</text:p>
      <text:p text:style-name="P248"><text:s text:c="6"/>@user.send "#{field.to_s}=", "supercalifragilisticexpialidocioussupercalifrag...255"</text:p>
      <text:p text:style-name="P248"><text:s text:c="6"/>refute @user.valid?, "video description is short enough" </text:p>
      <text:p text:style-name="P248"><text:s text:c="6"/>refute_empty @user.errors[field] </text:p>
      <text:p text:style-name="P248"><text:s text:c="4"/>end</text:p>
      <text:p text:style-name="P248"><text:s text:c="2"/>end</text:p>
      <text:p text:style-name="P144"/>
      <text:p text:style-name="P192">We pass each of the three :videodesc fields into the field variable. <text:span text:style-name="T150">Again, the test names must be unique, so the </text:span><text:span text:style-name="T106">field</text:span><text:span text:style-name="T150"> variable needs to be included in the test name so each of the three tests in the loop can have unique names. </text:span></text:p>
      <text:p text:style-name="P183"/>
      <text:p text:style-name="P193"><text:span text:style-name="T134">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6">send</text:span><text:span text:style-name="T82"> method to save a ridiculously long piece of text in each of the three video description fields. </text:span></text:p>
      <text:p text:style-name="P193"/>
      <text:p text:style-name="P193"><text:span text:style-name="T82">And the next two lines</text:span><text:span text:style-name="T60"> </text:span><text:span text:style-name="T66">refute</text:span><text:span text:style-name="T64"> </text:span><text:span text:style-name="T66">@</text:span><text:span text:style-name="T64">user</text:span><text:span text:style-name="T66">'s</text:span><text:span text:style-name="T64"> valid</text:span><text:span text:style-name="T66">ity when the supercalifragilistically long text is saved in the fields' variables.</text:span><text:span text:style-name="T61"> </text:span></text:p>
      <text:p text:style-name="P144"/>
      <text:p text:style-name="P144">~~~</text:p>
      <text:p text:style-name="P128"/>
      <text:p text:style-name="P194">The next <text:span text:style-name="T151">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60"/>
      <text:p text:style-name="P240">before_save { |user| user.permalink = permalink.downcase }</text:p>
      <text:p text:style-name="P243"/>
      <text:p text:style-name="P182"><text:span text:style-name="T108">before_save</text:span><text:span text:style-name="T152"> is a method available for all objects that inherit from the ActiveRecord::Base class</text:span>. <text:span text:style-name="T152">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acode"><text:span text:style-name="T152">class User &lt; ActiveRecord::Base</text:span></text:p>
      <text:p text:style-name="P196"/>
      <text:p text:style-name="P196">Without <text:s/><text:span text:style-name="T25">&lt; ActiveRecord::Base</text:span>, the User class would stand on its own, <text:span text:style-name="T153">and wouldn't communicate with the controller, thus every view that needed to interact with the Users model would break. </text:span></text:p>
      <text:p text:style-name="P196"/>
      <text:p text:style-name="P197">To test <text:span text:style-name="T154">whether the permalink is converted to lowercase, </text:span></text:p>
      <text:p text:style-name="P178"/>
      <text:p text:style-name="P249">test "make all permalinks lowercase" do</text:p>
      <text:p text:style-name="P249"><text:s text:c="2"/>@user.permalink = "LisaLisa"</text:p>
      <text:p text:style-name="P249"><text:s text:c="2"/>@user.save</text:p>
      <text:p text:style-name="P249"><text:s text:c="2"/>puts @user.permalink</text:p>
      <text:p text:style-name="P249"><text:s text:c="2"/>assert_match(/[a-z]/, @user.permalink)</text:p>
      <text:p text:style-name="P249">end</text:p>
      <text:p text:style-name="P181"/>
      <text:p text:style-name="P198">We set the permalink to some text that has a couple of uppercase letters in it. Then we save the user object so that the before_save method will be run. Although we didn't have to, we printed out the <text:span text:style-name="T155">value of the</text:span> permalink <text:span text:style-name="T155">so we could see that the assert_match method is doing what it's supposed to. </text:span></text:p>
      <text:p text:style-name="P195"/>
      <text:p text:style-name="P195"><text:span text:style-name="T156">As opposed to the test where we were checking whether an email address conformed to Devise's email regex, i</text:span>n this case <text:span text:style-name="T152">it makes sense to use</text:span> <text:span text:style-name="T25">assert_match</text:span> because we wanted to verify that the app processed the permalink, <text:span text:style-name="T152">The </text:span><text:span text:style-name="T25">/[a-z]/</text:span> <text:span text:style-name="T152">regex means that all characters in the text are lowercase letters. If you ever need to use a regex, do a web search to find the one you want. I always do. I don't bother memorizing how to form regexes. There are several regex cheat sheets online.</text:span></text:p>
      <text:p text:style-name="P144"/>
      <text:p text:style-name="P144">~~~</text:p>
      <text:p text:style-name="P128"/>
      <text:p text:style-name="P160"><text:span text:style-name="T157">The final Ruby-provided Object method we'll test is similar to the method we just tested</text:span></text:p>
      <text:p text:style-name="P160"/>
      <text:p text:style-name="P240">before_save { |user| user.email = email.downcase }</text:p>
      <text:p text:style-name="P129"/>
      <text:p text:style-name="P199">Like the test above, we set the email <text:span text:style-name="T158">to a string that has some uppercase characters mixed in and save @user. All the method does is make all uppercase characters into their lowercase counterparts. We could test that by setting @user.email as a string with only letters and no @ or dot symbols. But since all email addresses have @ and dot symbols, it's best to put them in the email string, so we can test whether those symbols interfere with the downcase process.</text:span></text:p>
      <text:p text:style-name="P166"/>
      <text:p text:style-name="P250">test "make all emails lowercase" do</text:p>
      <text:p text:style-name="P250"><text:s text:c="2"/>@user.email = "you@CrowdPublish.TV"</text:p>
      <text:p text:style-name="P250"><text:s text:c="2"/>@user.save</text:p>
      <text:p text:style-name="P251"><text:s text:c="2"/>assert_match(/[a-z]+@+[a-z]+\.+[a-z]/, @user.email)</text:p>
      <text:p text:style-name="P250">end</text:p>
      <text:p text:style-name="P240"/>
      <text:p text:style-name="P201">Due to the @ and dot symbols, the <text:span text:style-name="T25">match</text:span> here had to be more complex than the simple set of lowercase letters in the last test method. Here we had to insert the @ between two sets of lowercase letters, followed by a <text:span text:style-name="T25">\.</text:span> and <text:span text:style-name="T161">another set of lowercase letters. Why is there a slash before the dot? Because </text:span><text:span text:style-name="T110">.</text:span><text:span text:style-name="T161"> has a special meaning in regexes, signifying any single character. Here we want it to mean an actual dot. A backslash in most languages tells the computer that we're using the literal character, not some special code.</text:span></text:p>
      <text:p text:style-name="P200"/>
      <text:p text:style-name="P200"><text:span text:style-name="T160">Enter some </text:span><text:span text:style-name="T109">puts</text:span><text:span text:style-name="T159"> statements in this test method also if you'd like to see what happens to the email address at the beginning and end of this test. 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span></text:p>
      <text:p text:style-name="P200"/>
      <text:p text:style-name="P146">~~~</text:p>
      <text:p text:style-name="P130"/>
      <text:p text:style-name="P202">The next test works only if you have a Stripe secret key. Stripe is a very powerful gem that integrates apps with financial features such as taking credit cards and depositing into bank accounts. </text:p>
      <text:p text:style-name="P202"/>
      <text:p text:style-name="acode">test "add bank account" do</text:p>
      <text:p text:style-name="P202"/>
      <text:p text:style-name="P202"/>
      <text:p text:style-name="P200"><text:span text:style-name="T159"><text:s/></text:span></text:p>
      <text:h text:style-name="P210" text:outline-level="2"><text:bookmark-start text:name="__RefHeading__638_941404247"/>U<text:span text:style-name="T12">ser</text:span> <text:span text:style-name="T13">Controller</text:span> T<text:span text:style-name="T12">esting</text:span><text:bookmark-end text:name="__RefHeading__638_941404247"/></text:h>
      <text:p text:style-name="P45">Test each method.</text:p>
      <text:p text:style-name="P45"/>
      <text:p text:style-name="P46">Most tests will require signing in before running the test because the <text:span text:style-name="T3">method they're testing woul</text:span>d fail on the real site if the user were not logged in.</text:p>
      <text:p text:style-name="P3"/>
      <text:p text:style-name="P46">But what user is being signed in?</text:p>
      <text:p text:style-name="P46"/>
      <text:p text:style-name="P23"/>
      <text:p text:style-name="P19"/>
      <text:h text:style-name="P210" text:outline-level="2"><text:bookmark-start text:name="__RefHeading__640_941404247"/><text:span text:style-name="T14">Has_many</text:span> M<text:span text:style-name="T12">odel</text:span> T<text:span text:style-name="T12">esting - Books</text:span><text:bookmark-end text:name="__RefHeading__640_941404247"/></text:h>
      <text:p text:style-name="P19"/>
      <text:p text:style-name="P19"/>
      <text:p text:style-name="P19"/>
      <text:h text:style-name="P211"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0"/>
      <text:p text:style-name="P20"/>
      <text:h text:style-name="P212" text:outline-level="2"><text:bookmark-start text:name="__RefHeading__644_941404247"/>M<text:span text:style-name="T12">odel</text:span> T<text:span text:style-name="T12">esting For Other CrowdPublish.TV tables/scaffolds?</text:span><text:bookmark-end text:name="__RefHeading__644_941404247"/></text:h>
      <text:p text:style-name="P21"/>
      <text:p text:style-name="P2"/>
      <text:p text:style-name="P2"/>
      <text:h text:style-name="P212" text:outline-level="2"><text:bookmark-start text:name="__RefHeading__646_941404247"/><text:span text:style-name="T15">Controller</text:span> T<text:span text:style-name="T12">esting For Other CrowdPublish.TV tables/scaffolds?</text:span><text:bookmark-end text:name="__RefHeading__646_941404247"/></text:h>
      <text:p text:style-name="P21"/>
      <text:p text:style-name="P21"/>
      <text:h text:style-name="P213" text:outline-level="2"/>
      <text:h text:style-name="P214" text:outline-level="2"><text:bookmark-start text:name="__RefHeading__648_941404247"/>What Tests Is CrowdPublish.TV missing?<text:bookmark-end text:name="__RefHeading__648_941404247"/></text:h>
      <text:p text:style-name="P22"/>
      <text:p text:style-name="P21"/>
      <text:h text:style-name="Heading_20_1" text:outline-level="1"><text:bookmark-start text:name="__RefHeading__650_941404247"/>Let's get something useful going &amp; use TDD<text:bookmark-end text:name="__RefHeading__650_941404247"/></text:h>
      <text:p text:style-name="P43"><text:span text:style-name="T17">Now you're familiar with </text:span>What's going on in CrowdPublish.TV code</text:p>
      <text:p text:style-name="P43"/>
      <text:p text:style-name="P43"/>
      <text:h text:style-name="Heading_20_2" text:outline-level="2"><text:bookmark-start text:name="__RefHeading__652_941404247"/>GitHub<text:bookmark-end text:name="__RefHeading__652_941404247"/></text:h>
      <text:p text:style-name="P35"><text:tab/><text:span text:style-name="T9">Pick something from Issues on GitHub &amp; see what you can do</text:span></text:p>
      <text:p text:style-name="P35"/>
      <text:h text:style-name="P214" text:outline-level="2"><text:bookmark-start text:name="__RefHeading__654_941404247"/>Low-Hanging Fruit<text:bookmark-end text:name="__RefHeading__654_941404247"/></text:h>
      <text:p text:style-name="P44">Anything that merely requires adding scaffolding</text:p>
      <text:p text:style-name="P35"/>
      <text:h text:style-name="P206" text:outline-level="3">Fixtures</text:h>
      <text:p text:style-name="P113">What is this users(:one)?</text:p>
      <text:p text:style-name="P83"/>
      <text:p text:style-name="P83">There are gems to create lots of fixtures, but we'll just work with the simple files we have now.</text:p>
      <text:p text:style-name="P83"/>
      <text:p text:style-name="P40"/>
      <text:p text:style-name="P35"/>
      <text:h text:style-name="Heading_20_1" text:outline-level="1"><text:bookmark-start text:name="__RefHeading__658_941404247"/>Now for theory – models, controllers<text:bookmark-end text:name="__RefHeading__658_941404247"/></text:h>
      <text:p text:style-name="P37">let's get more complicated/understand what we're doing instead of just doing, <text:span text:style-name="T10">thus write tests faster and make fewer mistakes</text:span></text:p>
      <text:p text:style-name="P35"/>
      <text:p text:style-name="P43"/>
      <text:h text:style-name="P204" text:outline-level="1"><text:bookmark-start text:name="__RefHeading__660_941404247"/><text:span text:style-name="T16">Integration Testing</text:span> <text:bookmark-end text:name="__RefHeading__660_941404247"/></text:h>
      <text:p text:style-name="P35"/>
      <text:p text:style-name="P35"/>
      <text:p text:style-name="P35"/>
      <text:h text:style-name="P205" text:outline-level="1"><text:bookmark-start text:name="__RefHeading__664_941404247"/>Look at the code to understand what Ruby is doing when you run a test<text:bookmark-end text:name="__RefHeading__664_941404247"/></text:h>
      <text:p text:style-name="P35"/>
      <text:p text:style-name="P114">Get even more in-depth, </text:p>
      <text:p text:style-name="P35"/>
      <text:p text:style-name="P30">Assertions code</text:p>
      <text:p text:style-name="P30">http://docs.seattlerb.org/minitest/Minitest/Assertions.html </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8T11:46:34.917024265</dc:date>
    <meta:editing-duration>P20DT7H53M30S</meta:editing-duration>
    <meta:editing-cycles>142</meta:editing-cycles>
    <meta:generator>LibreOffice/4.2.8.2$Linux_X86_64 LibreOffice_project/420m0$Build-2</meta:generator>
    <meta:document-statistic meta:table-count="1" meta:image-count="0" meta:object-count="0" meta:page-count="1" meta:paragraph-count="389" meta:word-count="9749" meta:character-count="58966" meta:non-whitespace-character-count="49110"/>
  </office:meta>
</office:document-meta>
</file>